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5.914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7.828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5.897cm"/>
    </style:style>
    <style:style style:name="gr6" style:family="graphic" style:parent-style-name="standard">
      <style:graphic-properties draw:stroke="solid" draw:fill="none" draw:fill-color="#ffffff" fo:min-height="5.932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6.476cm"/>
    </style:style>
    <style:style style:name="gr8" style:family="graphic" style:parent-style-name="standard">
      <style:graphic-properties draw:stroke="solid" draw:fill="none" draw:fill-color="#ffffff" fo:min-height="6.396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6.43cm"/>
    </style:style>
    <style:style style:name="gr10" style:family="graphic" style:parent-style-name="standard">
      <style:graphic-properties draw:stroke="solid" draw:fill="none" draw:fill-color="#ffffff" fo:min-height="8.367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8.844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10.838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7.404cm"/>
    </style:style>
    <style:style style:name="gr14" style:family="graphic" style:parent-style-name="standard">
      <style:graphic-properties draw:stroke="solid" draw:fill="none" draw:fill-color="#ffffff" fo:min-height="8.854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15.252cm"/>
    </style:style>
    <style:style style:name="gr16" style:family="graphic" style:parent-style-name="standard">
      <style:graphic-properties draw:stroke="solid" draw:fill="none" draw:fill-color="#ffffff" fo:min-height="15.248cm"/>
    </style:style>
    <style:style style:name="pr1" style:family="presentation" style:parent-style-name="lyt-cool-title">
      <style:graphic-properties draw:fill-color="#ffffff" fo:min-height="4.698cm"/>
    </style:style>
    <style:style style:name="pr2" style:family="presentation" style:parent-style-name="lyt-cool-subtitle" style:list-style-name="L9">
      <style:graphic-properties draw:fill-color="#ffffff" fo:min-height="12.956cm"/>
    </style:style>
    <style:style style:name="pr3" style:family="presentation" style:parent-style-name="lyt-cool-notes" style:list-style-name="L10">
      <style:graphic-properties draw:fill-color="#ffffff" draw:auto-grow-height="true" fo:min-height="11.41cm"/>
    </style:style>
    <style:style style:name="pr4" style:family="presentation" style:parent-style-name="lyt-cool-title">
      <style:graphic-properties draw:fill-color="#ffffff" draw:auto-grow-height="true" fo:min-height="3.507cm"/>
    </style:style>
    <style:style style:name="pr5" style:family="presentation" style:parent-style-name="lyt-cool-subtitle" style:list-style-name="L7">
      <style:graphic-properties draw:fill-color="#ffffff" draw:auto-grow-height="true" fo:min-height="6.176cm"/>
    </style:style>
    <style:style style:name="pr6" style:family="presentation" style:parent-style-name="lyt-cool-notes">
      <style:graphic-properties draw:fill-color="#ffffff" fo:min-height="10.629cm"/>
    </style:style>
    <style:style style:name="pr7" style:family="presentation" style:parent-style-name="lyt-cool-subtitle" style:list-style-name="L4">
      <style:graphic-properties draw:fill-color="#ffffff" draw:auto-grow-height="true" fo:min-height="13.23cm"/>
    </style:style>
    <style:style style:name="pr8" style:family="presentation" style:parent-style-name="lyt-cool-subtitle" style:list-style-name="L5">
      <style:graphic-properties draw:fill-color="#ffffff" draw:auto-grow-height="true" fo:min-height="13.23cm"/>
    </style:style>
    <style:style style:name="pr9" style:family="presentation" style:parent-style-name="lyt-cool-subtitle" style:list-style-name="L7">
      <style:graphic-properties draw:stroke="solid" draw:fill-color="#ffffff" draw:auto-grow-height="true" fo:min-height="3.638cm"/>
    </style:style>
    <style:style style:name="pr10" style:family="presentation" style:parent-style-name="lyt-cool-subtitle" style:list-style-name="L11">
      <style:graphic-properties draw:stroke="solid" draw:fill-color="#ffffff" draw:auto-grow-height="true" fo:min-height="3.638cm"/>
    </style:style>
    <style:style style:name="pr11" style:family="presentation" style:parent-style-name="lyt-cool-subtitle" style:list-style-name="L11">
      <style:graphic-properties draw:stroke="solid" draw:fill-color="#ffffff" draw:auto-grow-height="true" fo:min-height="3.638cm"/>
    </style:style>
    <style:style style:name="pr12" style:family="presentation" style:parent-style-name="lyt-cool-subtitle" style:list-style-name="L11">
      <style:graphic-properties draw:stroke="solid" draw:fill-color="#ffffff" draw:auto-grow-height="true" fo:min-height="3.638cm"/>
    </style:style>
    <style:style style:name="pr13" style:family="presentation" style:parent-style-name="lyt-cool-subtitle" style:list-style-name="L11">
      <style:graphic-properties draw:stroke="solid" draw:fill-color="#ffffff" draw:auto-grow-height="true" fo:min-height="3.638cm"/>
    </style:style>
    <style:style style:name="pr14" style:family="presentation" style:parent-style-name="lyt-cool-subtitle" style:list-style-name="L7">
      <style:graphic-properties draw:fill-color="#ffffff" draw:auto-grow-height="true" fo:min-height="13.23cm"/>
    </style:style>
    <style:style style:name="pr15" style:family="presentation" style:parent-style-name="lyt-cool-title">
      <style:graphic-properties draw:fill-color="#ffffff" draw:auto-grow-height="true" fo:min-height="3.601cm"/>
    </style:style>
    <style:style style:name="pr16" style:family="presentation" style:parent-style-name="lyt-cool-subtitle">
      <style:graphic-properties draw:stroke="solid" draw:fill-color="#ffffff" draw:auto-grow-height="true" fo:min-height="13.23cm"/>
    </style:style>
    <style:style style:name="pr17" style:family="presentation" style:parent-style-name="lyt-cool-subtitle">
      <style:graphic-properties draw:stroke="solid" svg:stroke-color="#0000ff" draw:fill-color="#ffffff" draw:auto-grow-height="false" fo:min-height="7.544cm"/>
    </style:style>
    <style:style style:name="pr18" style:family="presentation" style:parent-style-name="lyt-cool-subtitle">
      <style:graphic-properties draw:stroke="solid" draw:fill-color="#ffffff" draw:auto-grow-height="true" fo:min-height="14.606cm"/>
    </style:style>
    <style:style style:name="pr19" style:family="presentation" style:parent-style-name="lyt-cool-subtitle" style:list-style-name="L2">
      <style:graphic-properties draw:fill-color="#ffffff" draw:auto-grow-height="true" fo:min-height="14.49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8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justify" fo:text-indent="0.756cm"/>
    </style:style>
    <style:style style:name="P6" style:family="paragraph">
      <style:paragraph-properties fo:margin-left="0cm" fo:margin-right="0cm" fo:text-align="justify" fo:text-indent="0.756cm"/>
      <style:text-properties fo:font-style="italic"/>
    </style:style>
    <style:style style:name="P7" style:family="paragraph">
      <style:paragraph-properties fo:margin-left="0cm" fo:margin-right="0cm" fo:text-indent="0cm"/>
      <style:text-properties fo:font-family="'Lucida Sans Typewriter'" style:font-pitch="fixed" fo:font-size="16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150%" fo:text-align="justify" fo:text-indent="0.729cm"/>
    </style:style>
    <style:style style:name="P10" style:family="paragraph">
      <style:paragraph-properties fo:margin-left="0cm" fo:margin-right="0cm" fo:line-height="100%" fo:text-align="justify" fo:text-indent="0.729cm"/>
    </style:style>
    <style:style style:name="P11" style:family="paragraph">
      <style:paragraph-properties fo:margin-left="0cm" fo:margin-right="0cm" fo:line-height="100%" fo:text-align="justify" fo:text-indent="0cm"/>
    </style:style>
    <style:style style:name="P12" style:family="paragraph">
      <style:paragraph-properties fo:margin-left="0cm" fo:margin-right="0cm" fo:line-height="150%" fo:text-align="justify" fo:text-indent="0.567cm"/>
    </style:style>
    <style:style style:name="P13" style:family="paragraph">
      <style:paragraph-properties fo:margin-left="0cm" fo:margin-right="0cm" fo:line-height="100%" fo:text-align="justify" fo:text-indent="0.567cm"/>
    </style:style>
    <style:style style:name="P14" style:family="paragraph">
      <style:paragraph-properties fo:margin-left="0cm" fo:margin-right="0cm" fo:line-height="150%" fo:text-align="justify" fo:text-indent="0.567cm"/>
      <style:text-properties fo:font-style="italic"/>
    </style:style>
    <style:style style:name="P15" style:family="paragraph">
      <style:paragraph-properties fo:margin-left="0cm" fo:margin-right="0cm" fo:text-align="start" fo:text-indent="0.756cm"/>
    </style:style>
    <style:style style:name="P16" style:family="paragraph">
      <style:paragraph-properties fo:margin-left="0cm" fo:margin-right="0cm" fo:text-align="start" fo:text-indent="0.756cm"/>
      <style:text-properties fo:font-size="28pt"/>
    </style:style>
    <style:style style:name="P17" style:family="paragraph">
      <style:paragraph-properties fo:margin-left="0cm" fo:margin-right="0cm" fo:text-indent="0cm"/>
      <style:text-properties fo:font-family="'Lucida Sans Typewriter'" style:font-pitch="fixed" fo:font-size="12pt"/>
    </style:style>
    <style:style style:name="P18" style:family="paragraph">
      <style:paragraph-properties fo:margin-left="0cm" fo:margin-right="0cm" fo:text-align="justify" fo:text-indent="0cm"/>
    </style:style>
    <style:style style:name="P19" style:family="paragraph">
      <style:paragraph-properties text:enable-numbering="true" fo:margin-left="0cm" fo:margin-right="0cm" fo:text-align="justify" fo:text-indent="0.756cm"/>
    </style:style>
    <style:style style:name="P20" style:family="paragraph">
      <style:paragraph-properties fo:margin-left="0cm" fo:margin-right="0cm" fo:text-indent="0cm"/>
      <style:text-properties fo:font-style="italic"/>
    </style:style>
    <style:style style:name="P21" style:family="paragraph">
      <style:paragraph-properties fo:margin-left="0.6cm" fo:margin-right="0cm" fo:text-align="start" fo:text-indent="-0.6cm"/>
    </style:style>
    <style:style style:name="P22" style:family="paragraph">
      <style:paragraph-properties fo:margin-left="0.6cm" fo:margin-right="0cm" fo:text-align="start" fo:text-indent="-0.6cm"/>
      <style:text-properties fo:color="#000000" fo:font-family="'Lucida Sans Typewriter'" style:font-pitch="fixed" fo:font-size="12pt"/>
    </style:style>
    <style:style style:name="P23" style:family="paragraph">
      <style:paragraph-properties fo:margin-left="0.6cm" fo:margin-right="0cm" fo:text-align="start" fo:text-indent="-0.6cm"/>
      <style:text-properties fo:font-family="'Lucida Sans Typewriter'" style:font-pitch="fixed" fo:font-size="12pt"/>
    </style:style>
    <style:style style:name="P24" style:family="paragraph">
      <style:paragraph-properties fo:margin-left="0.6cm" fo:margin-right="0cm" fo:line-height="100%" fo:text-align="start" fo:text-indent="-0.6cm"/>
    </style:style>
    <style:style style:name="P25" style:family="paragraph">
      <style:paragraph-properties fo:margin-left="0.6cm" fo:margin-right="0cm" fo:line-height="100%" fo:text-align="start" fo:text-indent="-0.6cm"/>
      <style:text-properties fo:font-family="'Lucida Sans Typewriter'" style:font-pitch="fixed" fo:font-size="12pt"/>
    </style:style>
    <style:style style:name="P26" style:family="paragraph">
      <style:paragraph-properties fo:margin-left="0.6cm" fo:margin-right="0cm" fo:line-height="150%" fo:text-align="start" fo:text-indent="-0.6cm"/>
    </style:style>
    <style:style style:name="P27" style:family="paragraph">
      <style:paragraph-properties fo:margin-left="0.6cm" fo:margin-right="0cm" fo:line-height="150%" fo:text-align="start" fo:text-indent="-0.6cm"/>
      <style:text-properties fo:font-family="'Lucida Sans Typewriter'" style:font-pitch="fixed" fo:font-size="12pt"/>
    </style:style>
    <style:style style:name="P28" style:family="paragraph">
      <style:paragraph-properties fo:margin-left="0.6cm" fo:margin-right="0cm" style:line-height-at-least="0.61cm" fo:text-align="start" fo:text-indent="-0.6cm"/>
    </style:style>
    <style:style style:name="P29" style:family="paragraph">
      <style:paragraph-properties fo:margin-left="0.6cm" fo:margin-right="0cm" style:line-height-at-least="0.61cm" fo:text-align="start" fo:text-indent="-0.6cm"/>
      <style:text-properties fo:font-family="'Lucida Sans Typewriter'" style:font-pitch="fixed" fo:font-size="12pt"/>
    </style:style>
    <style:style style:name="P30" style:family="paragraph">
      <style:paragraph-properties fo:margin-left="0.6cm" fo:margin-right="0cm" style:line-height-at-least="0.584cm" fo:text-align="start" fo:text-indent="-0.6cm"/>
    </style:style>
    <style:style style:name="P31" style:family="paragraph">
      <style:paragraph-properties fo:margin-left="0.6cm" fo:margin-right="0cm" style:line-height-at-least="0.584cm" fo:text-align="start" fo:text-indent="-0.6cm"/>
      <style:text-properties fo:font-family="'Lucida Sans Typewriter'" style:font-pitch="fixed" fo:font-size="12pt"/>
    </style:style>
    <style:style style:name="P32" style:family="paragraph">
      <style:paragraph-properties fo:margin-left="0cm" fo:margin-right="0cm" fo:line-height="100%" fo:text-align="justify" fo:text-indent="0cm">
        <style:tab-stops>
          <style:tab-stop style:position="0cm"/>
        </style:tab-stops>
      </style:paragraph-properties>
    </style:style>
    <style:style style:name="P33" style:family="paragraph">
      <style:paragraph-properties fo:margin-left="0.6cm" fo:margin-right="0cm" fo:line-height="150%" fo:text-align="justify" fo:text-indent="-0.6cm"/>
    </style:style>
    <style:style style:name="P34" style:family="paragraph">
      <style:paragraph-properties text:enable-numbering="true" fo:margin-left="0.6cm" fo:margin-right="0cm" fo:line-height="150%" fo:text-align="justify" fo:text-indent="-0.6cm"/>
    </style:style>
    <style:style style:name="T1" style:family="text">
      <style:text-properties fo:font-size="48pt"/>
    </style:style>
    <style:style style:name="T2" style:family="text">
      <style:text-properties fo:font-size="40pt"/>
    </style:style>
    <style:style style:name="T3" style:family="text">
      <style:text-properties fo:font-size="32pt"/>
    </style:style>
    <style:style style:name="T4" style:family="text">
      <style:text-properties fo:font-size="28pt"/>
    </style:style>
    <style:style style:name="T5" style:family="text">
      <style:text-properties fo:font-size="20pt"/>
    </style:style>
    <style:style style:name="T6" style:family="text">
      <style:text-properties fo:font-style="italic"/>
    </style:style>
    <style:style style:name="T7" style:family="text">
      <style:text-properties fo:font-style="normal"/>
    </style:style>
    <style:style style:name="T8" style:family="text">
      <style:text-properties fo:font-family="'Lucida Sans Typewriter'" style:font-pitch="fixed" fo:font-size="16pt"/>
    </style:style>
    <style:style style:name="T9" style:family="text">
      <style:text-properties fo:font-size="16pt" fo:font-style="normal"/>
    </style:style>
    <style:style style:name="T10" style:family="text">
      <style:text-properties fo:font-size="16pt"/>
    </style:style>
    <style:style style:name="T11" style:family="text">
      <style:text-properties fo:font-size="28pt" style:text-underline-style="solid" style:text-underline-width="auto" style:text-underline-color="font-color"/>
    </style:style>
    <style:style style:name="T12" style:family="text">
      <style:text-properties fo:font-family="'Lucida Sans Typewriter'" style:font-pitch="fixed" fo:font-size="12pt"/>
    </style:style>
    <style:style style:name="T13" style:family="text">
      <style:text-properties fo:color="#0000ff" fo:font-family="'Lucida Sans Typewriter'" style:font-pitch="fixed" fo:font-size="12pt"/>
    </style:style>
    <style:style style:name="T14" style:family="text">
      <style:text-properties fo:color="#ff0000" fo:font-family="'Lucida Sans Typewriter'" style:font-pitch="fixed" fo:font-size="12pt"/>
    </style:style>
    <style:style style:name="T15" style:family="text">
      <style:text-properties fo:font-size="28pt" fo:font-style="italic"/>
    </style:style>
    <style:style style:name="T16" style:family="text">
      <style:text-properties fo:font-size="28pt" fo:font-style="normal"/>
    </style:style>
    <style:style style:name="T17" style:family="text">
      <style:text-properties fo:color="#000000" fo:font-family="'Lucida Sans Typewriter'" style:font-pitch="fixed" fo:font-size="12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72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567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1.16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75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783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75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text-style-name="P2" draw:layer="layout" svg:width="23.91cm" svg:height="4.698cm" svg:x="2.057cm" svg:y="0.405cm" presentation:class="title" presentation:user-transformed="true">
          <draw:text-box>
            <text:p text:style-name="P1"><text:span text:style-name="T1">The “Extract method”</text:span><text:span text:style-name="T1"><text:line-break/></text:span><text:span text:style-name="T1">JAVA refactoring</text:span></text:p>
          </draw:text-box>
        </draw:frame>
        <draw:frame presentation:style-name="pr2" draw:text-style-name="P1" draw:layer="layout" svg:width="23.91cm" svg:height="12.956cm" svg:x="2.057cm" svg:y="6.645cm" presentation:class="subtitle" presentation:user-transformed="true">
          <draw:text-box>
            <text:p text:style-name="P1"><text:span text:style-name="T2">Program Transformation Project</text:span></text:p>
            <text:p text:style-name="P1"/>
            <text:p text:style-name="P1"/>
            <text:p text:style-name="P3"><text:span text:style-name="T3">Bogdan Dumitriu, </text:span><text:span text:style-name="T4">0402044</text:span></text:p>
            <text:p text:style-name="P3"><text:span text:style-name="T3">Jose Magalhaes, </text:span><text:span text:style-name="T4">F031331</text:span></text:p>
            <text:p text:style-name="P3"><text:span text:style-name="T3"/></text:p>
            <text:p text:style-name="P3"><text:span text:style-name="T3"><text:line-break/></text:span><text:span text:style-name="T3"/></text:p>
            <text:p text:style-name="P3"><text:span text:style-name="T5">April 2005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0">
        <draw:frame presentation:style-name="pr4" draw:text-style-name="P1" draw:layer="layout" svg:width="23.91cm" svg:height="3.507cm" svg:x="2.057cm" svg:y="1.743cm" presentation:class="title">
          <draw:text-box>
            <text:p text:style-name="P1">Project description</text:p>
          </draw:text-box>
        </draw:frame>
        <draw:frame presentation:style-name="pr5" draw:text-style-name="P6" draw:layer="layout" svg:width="23.91cm" svg:height="6.176cm" svg:x="2.057cm" svg:y="5.838cm" presentation:class="subtitle" presentation:user-transformed="true">
          <draw:text-box>
            <text:p text:style-name="P5"><text:span text:style-name="T6">Extract Method </text:span><text:span text:style-name="T7">is a program refactoring which extracts a piece of code to a new method:</text:span></text:p>
          </draw:text-box>
        </draw:frame>
        <draw:frame draw:style-name="gr2" draw:text-style-name="P7" draw:layer="layout" svg:width="10.583cm" svg:height="5.914cm" svg:x="1.905cm" svg:y="11.311cm">
          <draw:text-box>
            <text:p text:style-name="P1"><text:span text:style-name="T8">void printOwing() {</text:span></text:p>
            <text:p text:style-name="P1"><text:span text:style-name="T8"><text:s text:c="2"/></text:span><text:span text:style-name="T8">printBanner();</text:span></text:p>
            <text:p text:style-name="P1"><text:span text:style-name="T8"/></text:p>
            <text:p text:style-name="P1"><text:span text:style-name="T8"><text:s text:c="2"/></text:span><text:span text:style-name="T8">//print details</text:span></text:p>
            <text:p text:style-name="P1"><text:span text:style-name="T8"><text:s text:c="2"/></text:span><text:span text:style-name="T8">System.out.println("name:</text:span><text:span text:style-name="T8"><text:tab/></text:span><text:span text:style-name="T8">" </text:span></text:p>
            <text:p text:style-name="P1"><text:span text:style-name="T8"><text:s text:c="13"/></text:span><text:span text:style-name="T8">+ _name);</text:span></text:p>
            <text:p text:style-name="P1"><text:span text:style-name="T8"><text:s text:c="2"/></text:span><text:span text:style-name="T8">System.out.println("amount " </text:span></text:p>
            <text:p text:style-name="P1"><text:span text:style-name="T8"><text:s text:c="11"/></text:span><text:span text:style-name="T8">+ getOutstanding());</text:span></text:p>
            <text:p text:style-name="P1"><text:span text:style-name="T8">}</text:span></text:p>
          </draw:text-box>
        </draw:frame>
        <draw:frame draw:style-name="gr3" draw:text-style-name="P7" draw:layer="layout" svg:width="12.721cm" svg:height="7.828cm" svg:x="14.817cm" svg:y="11.368cm">
          <draw:text-box>
            <text:p text:style-name="P1"><text:span text:style-name="T8">void printOwing() {</text:span></text:p>
            <text:p text:style-name="P1"><text:span text:style-name="T8"><text:s text:c="2"/></text:span><text:span text:style-name="T8">printBanner();</text:span></text:p>
            <text:p text:style-name="P1"><text:span text:style-name="T8"><text:s text:c="2"/></text:span><text:span text:style-name="T8">printDetails(getOutstanding());</text:span></text:p>
            <text:p text:style-name="P1"><text:span text:style-name="T8">}</text:span></text:p>
            <text:p text:style-name="P1"><text:span text:style-name="T8"/></text:p>
            <text:p text:style-name="P1"><text:span text:style-name="T8">void printDetails (double outstanding) {</text:span></text:p>
            <text:p text:style-name="P1"><text:span text:style-name="T8"><text:s text:c="2"/></text:span><text:span text:style-name="T8">System.out.println ("name: " </text:span></text:p>
            <text:p text:style-name="P1"><text:span text:style-name="T8"><text:s text:c="18"/></text:span><text:span text:style-name="T8">+ _name);</text:span></text:p>
            <text:p text:style-name="P1"><text:span text:style-name="T8"><text:s text:c="2"/></text:span><text:span text:style-name="T8">System.out.println ("amount</text:span><text:span text:style-name="T8"><text:tab/></text:span><text:span text:style-name="T8">" </text:span></text:p>
            <text:p text:style-name="P1"><text:span text:style-name="T8"><text:s text:c="18"/></text:span><text:span text:style-name="T8">+ outstanding);</text:span></text:p>
            <text:p text:style-name="P1"><text:span text:style-name="T8">}</text:span></text:p>
          </draw:text-box>
        </draw:frame>
        <draw:line draw:style-name="gr4" draw:text-style-name="P8" draw:layer="layout" svg:x1="13.013cm" svg:y1="14.579cm" svg:x2="14.471cm" svg:y2="14.579cm">
          <text:p/>
        </draw:line>
        <presentation:notes draw:style-name="dp2">
          <draw:page-thumbnail draw:style-name="gr1" draw:layer="layout" svg:width="14.181cm" svg:height="9.575cm" svg:x="3.704cm" svg:y="2.794cm" draw:page-number="2" presentation:class="page"/>
          <draw:frame presentation:style-name="pr6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0">
        <draw:frame presentation:style-name="pr4" draw:text-style-name="P1" draw:layer="layout" svg:width="23.91cm" svg:height="3.507cm" svg:x="2.057cm" svg:y="1.743cm" presentation:class="title">
          <draw:text-box>
            <text:p text:style-name="P1">Extract Method - why?</text:p>
          </draw:text-box>
        </draw:frame>
        <draw:frame presentation:style-name="pr7" draw:text-style-name="P9" draw:layer="layout" svg:width="23.91cm" svg:height="13.23cm" svg:x="2.057cm" svg:y="5.838cm" presentation:class="subtitle" presentation:user-transformed="true">
          <draw:text-box>
            <text:p text:style-name="P9">The <text:span text:style-name="T6">Extract Method</text:span><text:span text:style-name="T7"> refactoring has two main advantages:</text:span></text:p>
            <text:p text:style-name="P10"><text:span text:style-name="T7"/></text:p>
            <text:list text:style-name="L4">
              <text:list-item>
                <text:p text:style-name="P11"><text:s/>Increases readability – <text:span text:style-name="T7">methods become shorter and meaningful names help understanding the code</text:span></text:p>
              </text:list-item>
            </text:list>
            <text:p text:style-name="P4"/>
            <text:list text:continue-numbering="true" text:style-name="L4">
              <text:list-item>
                <text:p text:style-name="P11"><text:s/>Reusability made easier – the extracted method may be useful somewhere else </text:p>
              </text:list-item>
            </text:list>
          </draw:text-box>
        </draw:frame>
        <presentation:notes draw:style-name="dp2">
          <draw:page-thumbnail draw:style-name="gr1" draw:layer="layout" svg:width="14.181cm" svg:height="9.575cm" svg:x="3.704cm" svg:y="2.794cm" draw:page-number="3" presentation:class="page"/>
          <draw:frame presentation:style-name="pr6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0">
        <draw:frame presentation:style-name="pr4" draw:text-style-name="P1" draw:layer="layout" svg:width="23.91cm" svg:height="3.507cm" svg:x="2.057cm" svg:y="1.743cm" presentation:class="title">
          <draw:text-box>
            <text:p text:style-name="P1">Restrictions</text:p>
          </draw:text-box>
        </draw:frame>
        <draw:frame presentation:style-name="pr8" draw:text-style-name="P14" draw:layer="layout" svg:width="23.91cm" svg:height="13.23cm" svg:x="2.057cm" svg:y="5.838cm" presentation:class="subtitle" presentation:user-transformed="true">
          <draw:text-box>
            <text:p text:style-name="P12"><text:span text:style-name="T6">Extract Method</text:span><text:span text:style-name="T7"> cannot be done if the fragment:</text:span></text:p>
            <text:p text:style-name="P13"><text:span text:style-name="T9"/></text:p>
            <text:list text:style-name="L6">
              <text:list-item>
                <text:p text:style-name="P11"><text:span text:style-name="T7"><text:s/></text:span><text:span text:style-name="T7">contains any control flow instruction (break, continue, labels or returns);</text:span></text:p>
              </text:list-item>
            </text:list>
            <text:p text:style-name="P4"><text:span text:style-name="T10"/></text:p>
            <text:list text:continue-numbering="true" text:style-name="L6">
              <text:list-item>
                <text:p text:style-name="P11"><text:span text:style-name="T7"><text:s/></text:span><text:span text:style-name="T7">contains assignments to more than one variable declared outside the fragment.</text:span></text:p>
              </text:list-item>
            </text:list>
          </draw:text-box>
        </draw:frame>
        <presentation:notes draw:style-name="dp2">
          <draw:page-thumbnail draw:style-name="gr1" draw:layer="layout" svg:width="14.181cm" svg:height="9.575cm" svg:x="3.704cm" svg:y="2.794cm" draw:page-number="4" presentation:class="page"/>
          <draw:frame presentation:style-name="pr6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0">
        <draw:frame presentation:style-name="pr4" draw:text-style-name="P1" draw:layer="layout" svg:width="23.91cm" svg:height="3.507cm" svg:x="2.057cm" svg:y="1.743cm" presentation:class="title" presentation:user-transformed="true">
          <draw:text-box>
            <text:p text:style-name="P1">Extraction – Case analysis (1)</text:p>
          </draw:text-box>
        </draw:frame>
        <draw:frame presentation:style-name="pr9" draw:text-style-name="P16" draw:layer="layout" svg:width="23.91cm" svg:height="3.638cm" svg:x="2.057cm" svg:y="5.352cm" presentation:class="subtitle" presentation:user-transformed="true">
          <draw:text-box>
            <text:p text:style-name="P15"><text:span text:style-name="T11">Fragment type</text:span><text:span text:style-name="T4">: does not use any variable</text:span></text:p>
            <text:p text:style-name="P15"><text:span text:style-name="T11">Solution</text:span><text:span text:style-name="T4">: simply move code and call the new method</text:span></text:p>
          </draw:text-box>
        </draw:frame>
        <draw:frame draw:style-name="gr5" draw:text-style-name="P17" draw:layer="layout" svg:width="10.583cm" svg:height="5.897cm" svg:x="1.852cm" svg:y="9.775cm">
          <draw:text-box>
            <text:p text:style-name="P1"><text:span text:style-name="T12">public class TestCase02 {</text:span></text:p>
            <text:p text:style-name="P1"><text:span text:style-name="T12"><text:s text:c="2"/></text:span><text:span text:style-name="T12">public void testMethod() {</text:span></text:p>
            <text:p text:style-name="P1"><text:span text:style-name="T12"><text:tab/></text:span><text:span text:style-name="T12">System.out.print("header");</text:span></text:p>
            <text:p text:style-name="P1"><text:span text:style-name="T12"/></text:p>
            <text:p text:style-name="P1"><text:span text:style-name="T12"><text:tab/></text:span><text:span text:style-name="T12">@ emTestMethod</text:span></text:p>
            <text:p text:style-name="P1"><text:span text:style-name="T12"><text:tab/></text:span><text:span text:style-name="T12">System.out.print("some text");</text:span></text:p>
            <text:p text:style-name="P1"><text:span text:style-name="T12"><text:tab/></text:span><text:span text:style-name="T12">System.out.print("some more text");</text:span></text:p>
            <text:p text:style-name="P1"><text:span text:style-name="T12"><text:tab/></text:span><text:span text:style-name="T12">@</text:span></text:p>
            <text:p text:style-name="P1"><text:span text:style-name="T12"/></text:p>
            <text:p text:style-name="P1"><text:span text:style-name="T12"><text:tab/></text:span><text:span text:style-name="T12">System.out.print("footer");</text:span></text:p>
            <text:p text:style-name="P1"><text:span text:style-name="T12"><text:s text:c="2"/></text:span><text:span text:style-name="T12">}</text:span></text:p>
            <text:p text:style-name="P1"><text:span text:style-name="T12">}</text:span></text:p>
          </draw:text-box>
        </draw:frame>
        <draw:frame draw:style-name="gr6" draw:text-style-name="P17" draw:layer="layout" svg:width="12.744cm" svg:height="5.932cm" svg:x="14.741cm" svg:y="9.832cm">
          <draw:text-box>
            <text:p text:style-name="P1"><text:span text:style-name="T12">public class TestCase02 {</text:span></text:p>
            <text:p text:style-name="P1"><text:span text:style-name="T12"><text:s text:c="2"/></text:span><text:span text:style-name="T12">public void testMethod() {</text:span></text:p>
            <text:p text:style-name="P1"><text:span text:style-name="T12"><text:s text:c="4"/></text:span><text:span text:style-name="T12">System.out.print("header");</text:span></text:p>
            <text:p text:style-name="P1"><text:span text:style-name="T13"><text:s text:c="4"/></text:span><text:span text:style-name="T13">emTestMethod();</text:span></text:p>
            <text:p text:style-name="P1"><text:span text:style-name="T12"><text:s text:c="4"/></text:span><text:span text:style-name="T12">System.out.print("footer");</text:span></text:p>
            <text:p text:style-name="P1"><text:span text:style-name="T12"><text:s text:c="2"/></text:span><text:span text:style-name="T12">}</text:span></text:p>
            <text:p text:style-name="P1"><text:span text:style-name="T12"><text:s/></text:span></text:p>
            <text:p text:style-name="P1"><text:span text:style-name="T12"><text:s text:c="2"/></text:span><text:span text:style-name="T12">private void emTestMethod() {</text:span></text:p>
            <text:p text:style-name="P1"><text:span text:style-name="T12"><text:s text:c="4"/></text:span><text:span text:style-name="T12">System.out.print("some text");</text:span></text:p>
            <text:p text:style-name="P1"><text:span text:style-name="T12"><text:s text:c="4"/></text:span><text:span text:style-name="T12">System.out.print("some more text");</text:span></text:p>
            <text:p text:style-name="P1"><text:span text:style-name="T12"><text:s text:c="2"/></text:span><text:span text:style-name="T12">}</text:span></text:p>
            <text:p text:style-name="P1"><text:span text:style-name="T12">}</text:span></text:p>
          </draw:text-box>
        </draw:frame>
        <draw:line draw:style-name="gr4" draw:text-style-name="P8" draw:layer="layout" svg:x1="12.933cm" svg:y1="13.501cm" svg:x2="14.391cm" svg:y2="13.501cm">
          <text:p/>
        </draw:line>
        <presentation:notes draw:style-name="dp2">
          <draw:page-thumbnail draw:style-name="gr1" draw:layer="layout" svg:width="14.181cm" svg:height="9.575cm" svg:x="3.704cm" svg:y="2.794cm" draw:page-number="5" presentation:class="page"/>
          <draw:frame presentation:style-name="pr6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lyt-cool">
        <draw:frame presentation:style-name="pr4" draw:text-style-name="P1" draw:layer="layout" svg:width="23.91cm" svg:height="3.507cm" svg:x="2.058cm" svg:y="1.743cm" presentation:class="title" presentation:user-transformed="true">
          <draw:text-box>
            <text:p text:style-name="P1">Extraction – Case analysis (2)</text:p>
          </draw:text-box>
        </draw:frame>
        <draw:frame presentation:style-name="pr10" draw:text-style-name="P16" draw:layer="layout" svg:width="23.91cm" svg:height="3.638cm" svg:x="2.058cm" svg:y="5.352cm">
          <draw:text-box>
            <text:p text:style-name="P15"><text:span text:style-name="T11">Fragment type</text:span><text:span text:style-name="T4">: uses variables from the parent method, but doesn't change them</text:span></text:p>
            <text:p text:style-name="P15"><text:span text:style-name="T11">Solution</text:span><text:span text:style-name="T4">: pass them as parameters</text:span></text:p>
          </draw:text-box>
        </draw:frame>
        <draw:frame draw:style-name="gr7" draw:text-style-name="P17" draw:layer="layout" svg:width="10.583cm" svg:height="6.476cm" svg:x="1.853cm" svg:y="9.775cm">
          <draw:text-box>
            <text:p text:style-name="P1"><text:span text:style-name="T12">public class TestCase03 {</text:span></text:p>
            <text:p text:style-name="P1"><text:span text:style-name="T12"><text:s text:c="2"/></text:span><text:span text:style-name="T12">public void testMethod() {</text:span></text:p>
            <text:p text:style-name="P1"><text:span text:style-name="T12"><text:tab/></text:span><text:span text:style-name="T12">int a, b, c;</text:span></text:p>
            <text:p text:style-name="P1"><text:span text:style-name="T12"/></text:p>
            <text:p text:style-name="P1"><text:span text:style-name="T12"><text:tab/></text:span><text:span text:style-name="T12">@ emTestMethod</text:span></text:p>
            <text:p text:style-name="P1"><text:span text:style-name="T12"><text:tab/></text:span><text:span text:style-name="T12">int i;</text:span></text:p>
            <text:p text:style-name="P1"><text:span text:style-name="T12"><text:tab/></text:span><text:span text:style-name="T12"><text:tab/></text:span></text:p>
            <text:p text:style-name="P1"><text:span text:style-name="T12"><text:tab/></text:span><text:span text:style-name="T12">for (i = 0; i &lt; 5; i++) {</text:span></text:p>
            <text:p text:style-name="P1"><text:span text:style-name="T12"><text:tab/></text:span><text:span text:style-name="T12"> <text:s/></text:span><text:span text:style-name="T12">System.out.print(a + b + c + i);</text:span></text:p>
            <text:p text:style-name="P1"><text:span text:style-name="T12"><text:tab/></text:span><text:span text:style-name="T12">}</text:span></text:p>
            <text:p text:style-name="P1"><text:span text:style-name="T12"><text:tab/></text:span><text:span text:style-name="T12">@</text:span></text:p>
            <text:p text:style-name="P1"><text:span text:style-name="T12"><text:s text:c="2"/></text:span><text:span text:style-name="T12">}</text:span></text:p>
            <text:p text:style-name="P1"><text:span text:style-name="T12">}</text:span></text:p>
          </draw:text-box>
        </draw:frame>
        <draw:frame draw:style-name="gr8" draw:text-style-name="P17" draw:layer="layout" svg:width="12.721cm" svg:height="6.396cm" svg:x="14.765cm" svg:y="9.832cm">
          <draw:text-box>
            <text:p text:style-name="P1"><text:span text:style-name="T12">public class TestCase03 {</text:span></text:p>
            <text:p text:style-name="P1"><text:span text:style-name="T12"><text:s text:c="2"/></text:span><text:span text:style-name="T12">public void testMethod() {</text:span></text:p>
            <text:p text:style-name="P1"><text:span text:style-name="T12"><text:s text:c="4"/></text:span><text:span text:style-name="T12">int a, b, c;</text:span></text:p>
            <text:p text:style-name="P1"><text:span text:style-name="T13"><text:s text:c="4"/></text:span><text:span text:style-name="T13">emTestMethod(a, b, c);</text:span></text:p>
            <text:p text:style-name="P1"><text:span text:style-name="T12"><text:s text:c="2"/></text:span><text:span text:style-name="T12">}</text:span></text:p>
            <text:p text:style-name="P1"><text:span text:style-name="T12"><text:s/></text:span></text:p>
            <text:p text:style-name="P1"><text:span text:style-name="T12"><text:s text:c="2"/></text:span><text:span text:style-name="T12">private void emTestMethod(int a, int b, int c) {</text:span></text:p>
            <text:p text:style-name="P1"><text:span text:style-name="T12"><text:s text:c="4"/></text:span><text:span text:style-name="T12">int i;</text:span></text:p>
            <text:p text:style-name="P1"><text:span text:style-name="T12"><text:s text:c="4"/></text:span><text:span text:style-name="T12">for(i = 0; i &lt; 5; i++) {</text:span></text:p>
            <text:p text:style-name="P1"><text:span text:style-name="T12"><text:s text:c="6"/></text:span><text:span text:style-name="T12">System.out.print(a + b + c + i);</text:span></text:p>
            <text:p text:style-name="P1"><text:span text:style-name="T12"><text:s text:c="4"/></text:span><text:span text:style-name="T12">}</text:span></text:p>
            <text:p text:style-name="P1"><text:span text:style-name="T12"><text:s text:c="2"/></text:span><text:span text:style-name="T12">}</text:span></text:p>
            <text:p text:style-name="P1"><text:span text:style-name="T12">}</text:span></text:p>
          </draw:text-box>
        </draw:frame>
        <draw:line draw:style-name="gr4" draw:text-style-name="P8" draw:layer="layout" svg:x1="12.934cm" svg:y1="13.501cm" svg:x2="14.392cm" svg:y2="13.501cm">
          <text:p/>
        </draw:line>
        <presentation:notes draw:style-name="dp2">
          <draw:page-thumbnail draw:style-name="gr1" draw:layer="layout" svg:width="14.181cm" svg:height="9.575cm" svg:x="3.704cm" svg:y="2.794cm" draw:page-number="6" presentation:class="page"/>
          <draw:frame presentation:style-name="pr6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lyt-cool">
        <draw:frame presentation:style-name="pr4" draw:text-style-name="P1" draw:layer="layout" svg:width="23.91cm" svg:height="3.507cm" svg:x="2.058cm" svg:y="1.743cm" presentation:class="title" presentation:user-transformed="true">
          <draw:text-box>
            <text:p text:style-name="P1">Extraction – Case analysis (3)</text:p>
          </draw:text-box>
        </draw:frame>
        <draw:frame presentation:style-name="pr11" draw:text-style-name="P16" draw:layer="layout" svg:width="23.91cm" svg:height="3.638cm" svg:x="2.058cm" svg:y="5.352cm">
          <draw:text-box>
            <text:p text:style-name="P15"><text:span text:style-name="T11">Fragment type</text:span><text:span text:style-name="T4">: changes one variable</text:span></text:p>
            <text:p text:style-name="P15"><text:span text:style-name="T11">Solution</text:span><text:span text:style-name="T4">: return it (in the new method) and assign to it (in the parent method)</text:span></text:p>
          </draw:text-box>
        </draw:frame>
        <draw:frame draw:style-name="gr9" draw:text-style-name="P17" draw:layer="layout" svg:width="10.583cm" svg:height="6.43cm" svg:x="1.853cm" svg:y="9.775cm">
          <draw:text-box>
            <text:p text:style-name="P1"><text:span text:style-name="T12">public class TestCase05 {</text:span></text:p>
            <text:p text:style-name="P1"><text:span text:style-name="T12"><text:s text:c="2"/></text:span><text:span text:style-name="T12">public void testMethod() {</text:span></text:p>
            <text:p text:style-name="P1"><text:span text:style-name="T12"><text:tab/></text:span><text:span text:style-name="T12">System.out.print("header");</text:span></text:p>
            <text:p text:style-name="P1"><text:span text:style-name="T12"><text:tab/></text:span><text:span text:style-name="T12">ArrayList x;</text:span></text:p>
            <text:p text:style-name="P1"><text:span text:style-name="T12"/></text:p>
            <text:p text:style-name="P1"><text:span text:style-name="T12"><text:tab/></text:span><text:span text:style-name="T12">@ emTestMethod</text:span></text:p>
            <text:p text:style-name="P1"><text:span text:style-name="T12"><text:tab/></text:span><text:span text:style-name="T12">x = new ArrayList();</text:span></text:p>
            <text:p text:style-name="P1"><text:span text:style-name="T12"><text:tab/></text:span><text:span text:style-name="T12">@</text:span></text:p>
            <text:p text:style-name="P1"><text:span text:style-name="T12"/></text:p>
            <text:p text:style-name="P1"><text:span text:style-name="T12"><text:tab/></text:span><text:span text:style-name="T12">System.out.print(x);</text:span></text:p>
            <text:p text:style-name="P1"><text:span text:style-name="T12"><text:tab/></text:span><text:span text:style-name="T12">System.out.print("footer");</text:span></text:p>
            <text:p text:style-name="P1"><text:span text:style-name="T12"><text:s text:c="2"/></text:span><text:span text:style-name="T12">}</text:span></text:p>
            <text:p text:style-name="P1"><text:span text:style-name="T12">}</text:span></text:p>
          </draw:text-box>
        </draw:frame>
        <draw:frame draw:style-name="gr10" draw:text-style-name="P17" draw:layer="layout" svg:width="12.721cm" svg:height="8.367cm" svg:x="14.765cm" svg:y="9.832cm">
          <draw:text-box>
            <text:p text:style-name="P1"><text:span text:style-name="T12">public class TestCase05 {</text:span></text:p>
            <text:p text:style-name="P1"><text:span text:style-name="T12"><text:s text:c="2"/></text:span><text:span text:style-name="T12">public void testMethod() {</text:span></text:p>
            <text:p text:style-name="P1"><text:span text:style-name="T12"><text:s text:c="4"/></text:span><text:span text:style-name="T12">System.out.print("header");</text:span></text:p>
            <text:p text:style-name="P1"><text:span text:style-name="T12"><text:s text:c="4"/></text:span><text:span text:style-name="T12">ArrayList x;</text:span></text:p>
            <text:p text:style-name="P1"><text:span text:style-name="T12"/></text:p>
            <text:p text:style-name="P1"><text:span text:style-name="T12"><text:s text:c="4"/></text:span><text:span text:style-name="T13">x = emTestMethod(x);</text:span><text:span text:style-name="T12"> </text:span><text:span text:style-name="T14">// assigns the return</text:span></text:p>
            <text:p text:style-name="P1"><text:span text:style-name="T14"><text:s text:c="14"/></text:span><text:span text:style-name="T14">// value to the changed variable </text:span></text:p>
            <text:p text:style-name="P1"><text:span text:style-name="T12"/></text:p>
            <text:p text:style-name="P1"><text:span text:style-name="T12"><text:s text:c="4"/></text:span><text:span text:style-name="T12">System.out.print(x);</text:span></text:p>
            <text:p text:style-name="P1"><text:span text:style-name="T12"><text:s text:c="4"/></text:span><text:span text:style-name="T12">System.out.print("footer");</text:span></text:p>
            <text:p text:style-name="P1"><text:span text:style-name="T12"><text:s text:c="2"/></text:span><text:span text:style-name="T12">}</text:span></text:p>
            <text:p text:style-name="P1"><text:span text:style-name="T12"><text:s/></text:span></text:p>
            <text:p text:style-name="P1"><text:span text:style-name="T12"><text:s text:c="2"/></text:span><text:span text:style-name="T12">private ArrayList emTestMethod(ArrayList x) {</text:span></text:p>
            <text:p text:style-name="P1"><text:span text:style-name="T12"><text:s text:c="4"/></text:span><text:span text:style-name="T12">x = new ArrayList();</text:span></text:p>
            <text:p text:style-name="P1"><text:span text:style-name="T12"><text:s text:c="4"/></text:span><text:span text:style-name="T12">return x; </text:span><text:span text:style-name="T14">// changed parameter is returned</text:span></text:p>
            <text:p text:style-name="P1"><text:span text:style-name="T12"><text:s text:c="2"/></text:span><text:span text:style-name="T12">}</text:span></text:p>
            <text:p text:style-name="P1"><text:span text:style-name="T12">}</text:span></text:p>
          </draw:text-box>
        </draw:frame>
        <draw:line draw:style-name="gr4" draw:text-style-name="P8" draw:layer="layout" svg:x1="12.934cm" svg:y1="13.501cm" svg:x2="14.392cm" svg:y2="13.501cm">
          <text:p/>
        </draw:line>
        <presentation:notes draw:style-name="dp2">
          <draw:page-thumbnail draw:style-name="gr1" draw:layer="layout" svg:width="14.181cm" svg:height="9.575cm" svg:x="3.704cm" svg:y="2.794cm" draw:page-number="7" presentation:class="page"/>
          <draw:frame presentation:style-name="pr6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lyt-cool">
        <draw:frame presentation:style-name="pr4" draw:text-style-name="P1" draw:layer="layout" svg:width="23.91cm" svg:height="3.507cm" svg:x="2.058cm" svg:y="1.743cm" presentation:class="title" presentation:user-transformed="true">
          <draw:text-box>
            <text:p text:style-name="P1">Extraction – Case analysis (4)</text:p>
          </draw:text-box>
        </draw:frame>
        <draw:frame presentation:style-name="pr12" draw:text-style-name="P16" draw:layer="layout" svg:width="23.91cm" svg:height="3.638cm" svg:x="2.058cm" svg:y="5.352cm">
          <draw:text-box>
            <text:p text:style-name="P15"><text:span text:style-name="T11">Fragment type</text:span><text:span text:style-name="T4">: has variable declarations which are used after the fragment</text:span></text:p>
            <text:p text:style-name="P15"><text:span text:style-name="T11">Solution</text:span><text:span text:style-name="T4">: move those declarations up (carefully)</text:span></text:p>
          </draw:text-box>
        </draw:frame>
        <draw:frame draw:style-name="gr11" draw:text-style-name="P17" draw:layer="layout" svg:width="10.583cm" svg:height="8.844cm" svg:x="1.853cm" svg:y="9.169cm">
          <draw:text-box>
            <text:p text:style-name="P1"><text:span text:style-name="T12">public class TestCase13 {</text:span></text:p>
            <text:p text:style-name="P1"><text:span text:style-name="T12"><text:s text:c="2"/></text:span><text:span text:style-name="T12">public void testMethod(int a, boolean b, ArrayList al) {</text:span></text:p>
            <text:p text:style-name="P1"><text:span text:style-name="T12"><text:tab/></text:span><text:span text:style-name="T12"> </text:span><text:span text:style-name="T12">int x = 2;</text:span></text:p>
            <text:p text:style-name="P1"><text:span text:style-name="T12"/></text:p>
            <text:p text:style-name="P1"><text:span text:style-name="T12"><text:tab/></text:span><text:span text:style-name="T12"> </text:span><text:span text:style-name="T12">@ emTestMethod</text:span></text:p>
            <text:p text:style-name="P1"><text:span text:style-name="T12"><text:tab/></text:span><text:span text:style-name="T12"> </text:span><text:span text:style-name="T12">x = 1;</text:span></text:p>
            <text:p text:style-name="P1"><text:span text:style-name="T12"><text:tab/></text:span><text:span text:style-name="T12"> </text:span><text:span text:style-name="T12">String aa, bb = "r", z = "text", <text:s text:c="15"/>cc = "t";</text:span></text:p>
            <text:p text:style-name="P1"><text:span text:style-name="T12"/></text:p>
            <text:p text:style-name="P1"><text:span text:style-name="T12"><text:tab/></text:span><text:span text:style-name="T12"> </text:span><text:span text:style-name="T12">System.out.print(z);</text:span></text:p>
            <text:p text:style-name="P1"><text:span text:style-name="T12"><text:tab/></text:span><text:span text:style-name="T12"> </text:span><text:span text:style-name="T12">System.out.print(a);</text:span></text:p>
            <text:p text:style-name="P1"><text:span text:style-name="T12"><text:tab/></text:span><text:span text:style-name="T12"> </text:span><text:span text:style-name="T12">System.out.print(al);</text:span></text:p>
            <text:p text:style-name="P1"><text:span text:style-name="T12"><text:tab/></text:span><text:span text:style-name="T12"> </text:span><text:span text:style-name="T12">@</text:span></text:p>
            <text:p text:style-name="P1"><text:span text:style-name="T12"/></text:p>
            <text:p text:style-name="P1"><text:span text:style-name="T12"><text:tab/></text:span><text:span text:style-name="T12"> </text:span><text:span text:style-name="T12">z = “”;</text:span></text:p>
            <text:p text:style-name="P1"><text:span text:style-name="T12"><text:s text:c="3"/></text:span><text:span text:style-name="T12">}</text:span></text:p>
            <text:p text:style-name="P1"><text:span text:style-name="T12">}</text:span></text:p>
          </draw:text-box>
        </draw:frame>
        <draw:frame draw:style-name="gr12" draw:text-style-name="P17" draw:layer="layout" svg:width="12.721cm" svg:height="10.838cm" svg:x="14.765cm" svg:y="9.169cm">
          <draw:text-box>
            <text:p text:style-name="P1"><text:span text:style-name="T12">public class TestCase13 {</text:span></text:p>
            <text:p text:style-name="P1"><text:span text:style-name="T12"><text:s text:c="2"/></text:span><text:span text:style-name="T12">public void testMethod(int a, boolean b, ArrayList al) {</text:span></text:p>
            <text:p text:style-name="P1"><text:span text:style-name="T12"><text:s text:c="4"/></text:span><text:span text:style-name="T12">int x = 2;</text:span></text:p>
            <text:p text:style-name="P1"><text:span text:style-name="T12"><text:s text:c="4"/></text:span><text:span text:style-name="T12">String z; </text:span><text:span text:style-name="T14">// moved up</text:span></text:p>
            <text:p text:style-name="P1"><text:span text:style-name="T13"><text:s text:c="4"/></text:span><text:span text:style-name="T13">x = emTestMethod(x, a, al, z);</text:span></text:p>
            <text:p text:style-name="P1"><text:span text:style-name="T12"><text:s text:c="4"/></text:span><text:span text:style-name="T12">z = “”; </text:span><text:span text:style-name="T14">// is still valid</text:span></text:p>
            <text:p text:style-name="P1"><text:span text:style-name="T14"><text:s text:c="2"/></text:span><text:span text:style-name="T12">}</text:span></text:p>
            <text:p text:style-name="P1"><text:span text:style-name="T12"><text:s/></text:span></text:p>
            <text:p text:style-name="P1"><text:span text:style-name="T12"><text:s text:c="2"/></text:span><text:span text:style-name="T12">private int emTestMethod(int x, int a, ArrayList al, String z) {</text:span></text:p>
            <text:p text:style-name="P1"><text:span text:style-name="T12"><text:s text:c="4"/></text:span><text:span text:style-name="T12">x = 1;</text:span></text:p>
            <text:p text:style-name="P1"><text:span text:style-name="T12"><text:s text:c="4"/></text:span><text:span text:style-name="T12">String aa;</text:span></text:p>
            <text:p text:style-name="P1"><text:span text:style-name="T12"><text:s text:c="4"/></text:span><text:span text:style-name="T12">String bb = "r";</text:span></text:p>
            <text:p text:style-name="P1"><text:span text:style-name="T12"><text:s text:c="4"/></text:span><text:span text:style-name="T12">z = "text"; </text:span><text:span text:style-name="T14">// transformed into assign</text:span></text:p>
            <text:p text:style-name="P1"><text:span text:style-name="T12"><text:s text:c="4"/></text:span><text:span text:style-name="T12">String cc = "t";</text:span></text:p>
            <text:p text:style-name="P1"><text:span text:style-name="T12"><text:s text:c="4"/></text:span><text:span text:style-name="T12">System.out.print(z);</text:span></text:p>
            <text:p text:style-name="P1"><text:span text:style-name="T12"><text:s text:c="4"/></text:span><text:span text:style-name="T12">System.out.print(a);</text:span></text:p>
            <text:p text:style-name="P1"><text:span text:style-name="T12"><text:s text:c="4"/></text:span><text:span text:style-name="T12">System.out.print(al);</text:span></text:p>
            <text:p text:style-name="P1"><text:span text:style-name="T12"><text:s text:c="4"/></text:span></text:p>
            <text:p text:style-name="P1"><text:span text:style-name="T12"><text:s text:c="2"/></text:span><text:span text:style-name="T12">}</text:span></text:p>
            <text:p text:style-name="P1"><text:span text:style-name="T12">}</text:span></text:p>
          </draw:text-box>
        </draw:frame>
        <draw:line draw:style-name="gr4" draw:text-style-name="P8" draw:layer="layout" svg:x1="12.934cm" svg:y1="13.301cm" svg:x2="14.392cm" svg:y2="13.301cm">
          <text:p/>
        </draw:line>
        <presentation:notes draw:style-name="dp2">
          <draw:page-thumbnail draw:style-name="gr1" draw:layer="layout" svg:width="14.181cm" svg:height="9.575cm" svg:x="3.704cm" svg:y="2.794cm" draw:page-number="8" presentation:class="page"/>
          <draw:frame presentation:style-name="pr6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lyt-cool">
        <draw:frame presentation:style-name="pr4" draw:text-style-name="P1" draw:layer="layout" svg:width="23.91cm" svg:height="3.507cm" svg:x="2.058cm" svg:y="1.743cm" presentation:class="title" presentation:user-transformed="true">
          <draw:text-box>
            <text:p text:style-name="P1">Extraction – Case analysis (5)</text:p>
          </draw:text-box>
        </draw:frame>
        <draw:frame presentation:style-name="pr13" draw:text-style-name="P16" draw:layer="layout" svg:width="23.91cm" svg:height="3.638cm" svg:x="2.058cm" svg:y="5.352cm">
          <draw:text-box>
            <text:p text:style-name="P15"><text:span text:style-name="T11">Fragment type</text:span><text:span text:style-name="T4">: throws non-runtime exceptions</text:span></text:p>
            <text:p text:style-name="P15"><text:span text:style-name="T11">Solution</text:span><text:span text:style-name="T4">: add the </text:span><text:span text:style-name="T15">throws</text:span><text:span text:style-name="T16"> clause – check if the fragment doesn't already catch some exceptions</text:span></text:p>
          </draw:text-box>
        </draw:frame>
        <draw:frame draw:style-name="gr13" draw:text-style-name="P17" draw:layer="layout" svg:width="10.583cm" svg:height="7.404cm" svg:x="1.853cm" svg:y="9.775cm">
          <draw:text-box>
            <text:p text:style-name="P1"><text:span text:style-name="T12">public class TestCase15 {</text:span></text:p>
            <text:p text:style-name="P1"><text:span text:style-name="T12"><text:s text:c="2"/></text:span><text:span text:style-name="T12">public void testMethod(String name) <text:s text:c="20"/>throws IOException {</text:span></text:p>
            <text:p text:style-name="P1"><text:span text:style-name="T12"><text:tab/></text:span><text:span text:style-name="T12">File f = new File(name);</text:span></text:p>
            <text:p text:style-name="P1"><text:span text:style-name="T12"><text:tab/></text:span><text:span text:style-name="T12">FileInputStream fis = new <text:s text:c="29"/>FileInputStream(f);</text:span></text:p>
            <text:p text:style-name="P1"><text:span text:style-name="T12"><text:tab/></text:span><text:span text:style-name="T12">int c;</text:span></text:p>
            <text:p text:style-name="P1"><text:span text:style-name="T12"><text:tab/></text:span><text:span text:style-name="T12">@ emTestMethod</text:span></text:p>
            <text:p text:style-name="P1"><text:span text:style-name="T12"><text:tab/></text:span><text:span text:style-name="T12">while ((c = fis.read()) != -1) {</text:span></text:p>
            <text:p text:style-name="P1"><text:span text:style-name="T12"><text:tab/></text:span><text:span text:style-name="T12"><text:tab/></text:span><text:span text:style-name="T12">System.out.write(c);</text:span></text:p>
            <text:p text:style-name="P1"><text:span text:style-name="T12"><text:tab/></text:span><text:span text:style-name="T12">}</text:span></text:p>
            <text:p text:style-name="P1"><text:span text:style-name="T12"><text:tab/></text:span><text:span text:style-name="T12">@</text:span></text:p>
            <text:p text:style-name="P1"><text:span text:style-name="T12"><text:tab/></text:span><text:span text:style-name="T12">fis.close();</text:span></text:p>
            <text:p text:style-name="P1"><text:span text:style-name="T12"><text:s text:c="2"/></text:span><text:span text:style-name="T12">}</text:span></text:p>
            <text:p text:style-name="P1"><text:span text:style-name="T12">}</text:span></text:p>
          </draw:text-box>
        </draw:frame>
        <draw:frame draw:style-name="gr14" draw:text-style-name="P17" draw:layer="layout" svg:width="12.721cm" svg:height="8.854cm" svg:x="14.765cm" svg:y="9.832cm">
          <draw:text-box>
            <text:p text:style-name="P1"><text:span text:style-name="T12">public class TestCase15 {</text:span></text:p>
            <text:p text:style-name="P1"><text:span text:style-name="T12"><text:s text:c="2"/></text:span><text:span text:style-name="T12">public void testMethod(String name) throws <text:s text:c="37"/>IOException {</text:span></text:p>
            <text:p text:style-name="P1"><text:span text:style-name="T12"><text:s text:c="4"/></text:span><text:span text:style-name="T12">File f = new java.io.File(name);</text:span></text:p>
            <text:p text:style-name="P1"><text:span text:style-name="T12"><text:s text:c="4"/></text:span><text:span text:style-name="T12">FileInputStream fis = new FileInputStream(f);</text:span></text:p>
            <text:p text:style-name="P1"><text:span text:style-name="T12"><text:s text:c="4"/></text:span><text:span text:style-name="T12">int c;</text:span></text:p>
            <text:p text:style-name="P1"><text:span text:style-name="T13"><text:s text:c="4"/></text:span><text:span text:style-name="T13">c = emTestMethod(c, fis);</text:span></text:p>
            <text:p text:style-name="P1"><text:span text:style-name="T12"><text:s text:c="4"/></text:span><text:span text:style-name="T12">fis.close();</text:span></text:p>
            <text:p text:style-name="P1"><text:span text:style-name="T12"><text:s text:c="2"/></text:span><text:span text:style-name="T12">}</text:span></text:p>
            <text:p text:style-name="P1"><text:span text:style-name="T12"><text:s/></text:span></text:p>
            <text:p text:style-name="P1"><text:span text:style-name="T12"><text:s text:c="2"/></text:span><text:span text:style-name="T12">private int emTestMethod(int c, <text:s text:c="21"/>FileInputStream fis) </text:span><text:span text:style-name="T14">throws IOException </text:span><text:span text:style-name="T12">{</text:span></text:p>
            <text:p text:style-name="P1"><text:span text:style-name="T12"><text:s text:c="4"/></text:span><text:span text:style-name="T12">while((c = </text:span><text:span text:style-name="T14">fis.read()</text:span><text:span text:style-name="T12">) != -1) {</text:span></text:p>
            <text:p text:style-name="P1"><text:span text:style-name="T12"><text:s text:c="6"/></text:span><text:span text:style-name="T12">System.out.write(c);</text:span></text:p>
            <text:p text:style-name="P1"><text:span text:style-name="T12"><text:s text:c="4"/></text:span><text:span text:style-name="T12">}</text:span></text:p>
            <text:p text:style-name="P1"><text:span text:style-name="T12"><text:s text:c="4"/></text:span><text:span text:style-name="T12">return c;</text:span></text:p>
            <text:p text:style-name="P1"><text:span text:style-name="T12"><text:s text:c="2"/></text:span><text:span text:style-name="T12">}</text:span></text:p>
            <text:p text:style-name="P1"><text:span text:style-name="T12">}</text:span></text:p>
          </draw:text-box>
        </draw:frame>
        <draw:line draw:style-name="gr4" draw:text-style-name="P8" draw:layer="layout" svg:x1="12.934cm" svg:y1="13.501cm" svg:x2="14.392cm" svg:y2="13.501cm">
          <text:p/>
        </draw:line>
        <presentation:notes draw:style-name="dp2">
          <draw:page-thumbnail draw:style-name="gr1" draw:layer="layout" svg:width="14.181cm" svg:height="9.575cm" svg:x="3.704cm" svg:y="2.794cm" draw:page-number="9" presentation:class="page"/>
          <draw:frame presentation:style-name="pr6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lyt-cool">
        <draw:frame presentation:style-name="pr4" draw:text-style-name="P1" draw:layer="layout" svg:width="23.91cm" svg:height="3.507cm" svg:x="2.059cm" svg:y="1.743cm" presentation:class="title" presentation:user-transformed="true">
          <draw:text-box>
            <text:p text:style-name="P1">Extraction – Case analysis (6)</text:p>
          </draw:text-box>
        </draw:frame>
        <draw:frame draw:style-name="gr15" draw:text-style-name="P17" draw:layer="layout" svg:width="10.592cm" svg:height="15.252cm" svg:x="1.854cm" svg:y="5.265cm">
          <draw:text-box>
            <text:p text:style-name="P1"><text:span text:style-name="T12">public class TestCase16 {</text:span></text:p>
            <text:p text:style-name="P1"><text:span text:style-name="T12"><text:s text:c="2"/></text:span><text:span text:style-name="T12">public void testMethod(String name) <text:s text:c="18"/>throws IOException {</text:span></text:p>
            <text:p text:style-name="P1"><text:span text:style-name="T12"><text:tab/></text:span><text:span text:style-name="T12">File f = new File(name);</text:span></text:p>
            <text:p text:style-name="P1"><text:span text:style-name="T12"><text:tab/></text:span><text:span text:style-name="T12">FileInputStream g = new <text:s text:c="28"/>FileInputStream(f);</text:span></text:p>
            <text:p text:style-name="P1"><text:span text:style-name="T12"><text:tab/></text:span><text:span text:style-name="T12">int c;</text:span></text:p>
            <text:p text:style-name="P1"><text:span text:style-name="T12"><text:tab/></text:span><text:span text:style-name="T12">@ emTestMethod</text:span></text:p>
            <text:p text:style-name="P1"><text:span text:style-name="T12"><text:tab/></text:span><text:span text:style-name="T12">f.clone();</text:span></text:p>
            <text:p text:style-name="P1"><text:span text:style-name="T12"><text:tab/></text:span><text:span text:style-name="T12">try {</text:span></text:p>
            <text:p text:style-name="P1"><text:span text:style-name="T12"><text:s text:c="2"/></text:span><text:span text:style-name="T12"><text:tab/></text:span><text:span text:style-name="T12"> <text:s/></text:span><text:span text:style-name="T12">f.toURL();</text:span></text:p>
            <text:p text:style-name="P1"><text:span text:style-name="T12"><text:tab/></text:span><text:span text:style-name="T12"> <text:s/></text:span><text:span text:style-name="T12">while ((c = g.read()) != -1) {</text:span></text:p>
            <text:p text:style-name="P1"><text:span text:style-name="T12"><text:s text:c="9"/></text:span><text:span text:style-name="T12">System.out.write(c);</text:span></text:p>
            <text:p text:style-name="P1"><text:span text:style-name="T12"><text:s text:c="7"/></text:span><text:span text:style-name="T12">}</text:span></text:p>
            <text:p text:style-name="P1"><text:span text:style-name="T12"/></text:p>
            <text:p text:style-name="P1"><text:span text:style-name="T12"><text:tab/></text:span><text:span text:style-name="T12"> <text:s/></text:span><text:span text:style-name="T12">try {</text:span></text:p>
            <text:p text:style-name="P1"><text:span text:style-name="T12"><text:tab/></text:span><text:span text:style-name="T12"><text:tab/></text:span><text:span text:style-name="T12">new URI("uri"). <text:s text:c="30"/>parseServerAuthority();</text:span></text:p>
            <text:p text:style-name="P1"><text:span text:style-name="T12"><text:tab/></text:span><text:span text:style-name="T12"><text:tab/></text:span><text:span text:style-name="T12">g.read();</text:span></text:p>
            <text:p text:style-name="P1"><text:span text:style-name="T12"><text:s text:c="7"/></text:span><text:span text:style-name="T12">}</text:span></text:p>
            <text:p text:style-name="P1"><text:span text:style-name="T12"><text:tab/></text:span><text:span text:style-name="T12"> <text:s/></text:span><text:span text:style-name="T12">catch (IOException e) {</text:span></text:p>
            <text:p text:style-name="P1"><text:span text:style-name="T12"><text:s text:c="7"/></text:span><text:span text:style-name="T12">}</text:span></text:p>
            <text:p text:style-name="P1"><text:span text:style-name="T12"><text:tab/></text:span><text:span text:style-name="T12">}</text:span></text:p>
            <text:p text:style-name="P1"><text:span text:style-name="T12"><text:tab/></text:span><text:span text:style-name="T12">catch (MalformedURLException e) {</text:span></text:p>
            <text:p text:style-name="P1"><text:span text:style-name="T12"><text:s text:c="5"/></text:span><text:span text:style-name="T12">}</text:span></text:p>
            <text:p text:style-name="P1"><text:span text:style-name="T12"><text:tab/></text:span><text:span text:style-name="T12">catch (URISyntaxException e) {</text:span></text:p>
            <text:p text:style-name="P1"><text:span text:style-name="T12"><text:s text:c="5"/></text:span><text:span text:style-name="T12">}</text:span></text:p>
            <text:p text:style-name="P1"><text:span text:style-name="T12"><text:tab/></text:span><text:span text:style-name="T12">@</text:span></text:p>
            <text:p text:style-name="P1"><text:span text:style-name="T12"><text:tab/></text:span><text:span text:style-name="T12">g.close();</text:span></text:p>
            <text:p text:style-name="P1"><text:span text:style-name="T12"><text:s text:c="2"/></text:span><text:span text:style-name="T12">}</text:span></text:p>
            <text:p text:style-name="P1"><text:span text:style-name="T12">}</text:span></text:p>
          </draw:text-box>
        </draw:frame>
        <draw:frame draw:style-name="gr16" draw:text-style-name="P17" draw:layer="layout" svg:width="12.725cm" svg:height="15.248cm" svg:x="14.766cm" svg:y="5.292cm">
          <draw:text-box>
            <text:p text:style-name="P1"><text:span text:style-name="T12">public class TestCase16 {</text:span></text:p>
            <text:p text:style-name="P1"><text:span text:style-name="T12"><text:s text:c="2"/></text:span><text:span text:style-name="T12">public void testMethod(String name) throws <text:s text:c="38"/>IOException {</text:span></text:p>
            <text:p text:style-name="P1"><text:span text:style-name="T12"><text:s text:c="4"/></text:span><text:span text:style-name="T12">File f = new File(name);</text:span></text:p>
            <text:p text:style-name="P1"><text:span text:style-name="T12"><text:s text:c="4"/></text:span><text:span text:style-name="T12">FileInputStream g = new FileInputStream(f);</text:span></text:p>
            <text:p text:style-name="P1"><text:span text:style-name="T12"><text:s text:c="4"/></text:span><text:span text:style-name="T12">int c;</text:span></text:p>
            <text:p text:style-name="P1"><text:span text:style-name="T13"><text:s text:c="4"/></text:span><text:span text:style-name="T13">c = emTestMethod(f, c, g);</text:span></text:p>
            <text:p text:style-name="P1"><text:span text:style-name="T12"><text:s text:c="4"/></text:span><text:span text:style-name="T12">g.close();</text:span></text:p>
            <text:p text:style-name="P1"><text:span text:style-name="T12"><text:s text:c="2"/></text:span><text:span text:style-name="T12">}</text:span></text:p>
            <text:p text:style-name="P1"><text:span text:style-name="T12"><text:s/></text:span></text:p>
            <text:p text:style-name="P1"><text:span text:style-name="T12"><text:s text:c="2"/></text:span><text:span text:style-name="T12">private int emTestMethod(File f, int c, <text:s text:c="15"/>FileInputStream g) </text:span><text:span text:style-name="T14">throws IOException, <text:s text:c="18"/>CloneNotSupportedException</text:span><text:span text:style-name="T12"> {</text:span></text:p>
            <text:p text:style-name="P1"><text:span text:style-name="T12"><text:s text:c="4"/></text:span><text:span text:style-name="T14">f.clone()</text:span><text:span text:style-name="T12">;</text:span></text:p>
            <text:p text:style-name="P1"><text:span text:style-name="T12"><text:s text:c="4"/></text:span><text:span text:style-name="T12">try {</text:span></text:p>
            <text:p text:style-name="P1"><text:span text:style-name="T12"><text:s text:c="6"/></text:span><text:span text:style-name="T14">f.toURL()</text:span><text:span text:style-name="T12">;</text:span></text:p>
            <text:p text:style-name="P1"><text:span text:style-name="T12"><text:s text:c="6"/></text:span><text:span text:style-name="T12">while((c = </text:span><text:span text:style-name="T14">g.read()</text:span><text:span text:style-name="T12">) != -1) {</text:span></text:p>
            <text:p text:style-name="P1"><text:span text:style-name="T12"><text:s text:c="8"/></text:span><text:span text:style-name="T12">System.out.write(c);</text:span></text:p>
            <text:p text:style-name="P1"><text:span text:style-name="T12"><text:s text:c="6"/></text:span><text:span text:style-name="T12">}</text:span></text:p>
            <text:p text:style-name="P1"><text:span text:style-name="T12"/></text:p>
            <text:p text:style-name="P1"><text:span text:style-name="T12"><text:s text:c="6"/></text:span><text:span text:style-name="T12">try {</text:span></text:p>
            <text:p text:style-name="P1"><text:span text:style-name="T12"><text:s text:c="8"/></text:span><text:span text:style-name="T12">new URI("uri").</text:span><text:span text:style-name="T14">parseServerAuthority()</text:span><text:span text:style-name="T12">;</text:span></text:p>
            <text:p text:style-name="P1"><text:span text:style-name="T12"><text:s text:c="8"/></text:span><text:span text:style-name="T14">g.read()</text:span><text:span text:style-name="T12">;</text:span></text:p>
            <text:p text:style-name="P1"><text:span text:style-name="T12"><text:s text:c="6"/></text:span><text:span text:style-name="T12">}</text:span></text:p>
            <text:p text:style-name="P1"><text:span text:style-name="T12"><text:s text:c="6"/></text:span><text:span text:style-name="T12">catch(IOException e) { }</text:span></text:p>
            <text:p text:style-name="P1"><text:span text:style-name="T12"><text:s text:c="4"/></text:span><text:span text:style-name="T12">}</text:span></text:p>
            <text:p text:style-name="P1"><text:span text:style-name="T12"><text:s text:c="4"/></text:span><text:span text:style-name="T12">catch(MalformedURLException e) { }</text:span></text:p>
            <text:p text:style-name="P1"><text:span text:style-name="T12"><text:s text:c="4"/></text:span><text:span text:style-name="T12">catch(URISyntaxException e) { }</text:span></text:p>
            <text:p text:style-name="P1"><text:span text:style-name="T12"><text:s text:c="4"/></text:span><text:span text:style-name="T12">return c; </text:span></text:p>
            <text:p text:style-name="P1"><text:span text:style-name="T12"><text:s text:c="2"/></text:span><text:span text:style-name="T12">}</text:span></text:p>
            <text:p text:style-name="P1"><text:span text:style-name="T12">}</text:span></text:p>
          </draw:text-box>
        </draw:frame>
        <draw:line draw:style-name="gr4" draw:text-style-name="P8" draw:layer="layout" svg:x1="12.935cm" svg:y1="13.501cm" svg:x2="14.393cm" svg:y2="13.501cm">
          <text:p/>
        </draw:line>
        <presentation:notes draw:style-name="dp2">
          <draw:page-thumbnail draw:style-name="gr1" draw:layer="layout" svg:width="14.181cm" svg:height="9.575cm" svg:x="3.704cm" svg:y="2.794cm" draw:page-number="10" presentation:class="page"/>
          <draw:frame presentation:style-name="pr6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0">
        <draw:frame presentation:style-name="pr4" draw:text-style-name="P1" draw:layer="layout" svg:width="23.91cm" svg:height="3.507cm" svg:x="2.057cm" svg:y="1.743cm" presentation:class="title">
          <draw:text-box>
            <text:p text:style-name="P1">Implementation in Stratego</text:p>
          </draw:text-box>
        </draw:frame>
        <draw:frame presentation:style-name="pr14" draw:text-style-name="P19" draw:layer="layout" svg:width="23.91cm" svg:height="13.23cm" svg:x="2.057cm" svg:y="5.838cm" presentation:class="subtitle" presentation:user-transformed="true">
          <draw:text-box>
            <text:list text:style-name="L7">
              <text:list-item>
                <text:p text:style-name="P18"><text:s/>We've seen that we need to collect quite a lot of information (variables used inside and outside the fragment, variable types, new method name, exceptions thrown, etc.)</text:p>
              </text:list-item>
            </text:list>
            <text:p text:style-name="P4"/>
            <text:list text:continue-numbering="true" text:style-name="L7">
              <text:list-item>
                <text:p text:style-name="P18"><text:s/>Ideal solution: a single traversal collects all necessary information and generates dynamic rewrite rules to apply in the correct places.</text:p>
              </text:list-item>
            </text:list>
          </draw:text-box>
        </draw:frame>
        <presentation:notes draw:style-name="dp2">
          <draw:page-thumbnail draw:style-name="gr1" draw:layer="layout" svg:width="14.181cm" svg:height="9.575cm" svg:x="3.704cm" svg:y="2.794cm" draw:page-number="11" presentation:class="page"/>
          <draw:frame presentation:style-name="pr6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lyt-cool">
        <draw:frame presentation:style-name="pr15" draw:text-style-name="P20" draw:layer="layout" svg:width="23.91cm" svg:height="3.601cm" svg:x="2.059cm" svg:y="0.844cm" presentation:class="title" presentation:user-transformed="true">
          <draw:text-box>
            <text:p text:style-name="P1"><text:span text:style-name="T6">Extract Method</text:span><text:span text:style-name="T7"> on a single traversal – skeleton (1)</text:span></text:p>
          </draw:text-box>
        </draw:frame>
        <draw:frame presentation:style-name="pr16" draw:text-style-name="P22" draw:layer="layout" svg:width="11.469cm" svg:height="13.23cm" svg:x="1.169cm" svg:y="5.297cm">
          <draw:text-box>
            <text:p text:style-name="P21"><text:span text:style-name="T17">strategies</text:span></text:p>
            <text:p text:style-name="P21"><text:span text:style-name="T17"/></text:p>
            <text:p text:style-name="P21"><text:span text:style-name="T17"><text:s text:c="2"/></text:span><text:span text:style-name="T17">prepare-rules =</text:span></text:p>
            <text:p text:style-name="P21"><text:span text:style-name="T17"><text:s text:c="4"/></text:span><text:span text:style-name="T17">rules (UsedVars : () -&gt; [])</text:span></text:p>
            <text:p text:style-name="P21"><text:span text:style-name="T17"><text:s text:c="4"/></text:span><text:span text:style-name="T17">; rules (AfterUserVars : () -&gt; [])</text:span></text:p>
            <text:p text:style-name="P21"><text:span text:style-name="T17"><text:s text:c="4"/></text:span><text:span text:style-name="T17">; rules (AssignedToVars : () -&gt; [])</text:span></text:p>
            <text:p text:style-name="P21"><text:span text:style-name="T17"/></text:p>
            <text:p text:style-name="P21"><text:span text:style-name="T17"><text:s text:c="2"/></text:span><text:span text:style-name="T17">extract-method =</text:span></text:p>
            <text:p text:style-name="P21"><text:span text:style-name="T17"><text:s text:c="7"/></text:span><text:span text:style-name="T17">?ClassDec(_, _)</text:span></text:p>
            <text:p text:style-name="P21"><text:span text:style-name="T17"><text:s text:c="7"/></text:span><text:span text:style-name="T17">; handle-class</text:span></text:p>
            <text:p text:style-name="P21"><text:span text:style-name="T17"/></text:p>
            <text:p text:style-name="P21"><text:span text:style-name="T17"><text:s text:c="4"/></text:span><text:span text:style-name="T17">&lt;+ ?MethodDec(_, _)</text:span></text:p>
            <text:p text:style-name="P21"><text:span text:style-name="T17"><text:s text:c="7"/></text:span><text:span text:style-name="T17">; handle-method</text:span></text:p>
            <text:p text:style-name="P21"><text:span text:style-name="T17"/></text:p>
            <text:p text:style-name="P21"><text:span text:style-name="T17"><text:s text:c="4"/></text:span><text:span text:style-name="T17">&lt;+ ?Block(_)</text:span></text:p>
            <text:p text:style-name="P21"><text:span text:style-name="T17"><text:s text:c="7"/></text:span><text:span text:style-name="T17">; handle-block</text:span></text:p>
            <text:p text:style-name="P21"><text:span text:style-name="T17"/></text:p>
            <text:p text:style-name="P21"><text:span text:style-name="T17"><text:s text:c="4"/></text:span><text:span text:style-name="T17">&lt;+ ?Extract(_, _)</text:span></text:p>
            <text:p text:style-name="P21"><text:span text:style-name="T17"><text:s text:c="7"/></text:span><text:span text:style-name="T17">; handle-extract</text:span></text:p>
            <text:p text:style-name="P21"><text:span text:style-name="T17"/></text:p>
            <text:p text:style-name="P21"><text:span text:style-name="T17"><text:s text:c="4"/></text:span><text:span text:style-name="T17">&lt;+ where(var-dec; handle-var-dec)</text:span></text:p>
            <text:p text:style-name="P21"><text:span text:style-name="T17"/></text:p>
            <text:p text:style-name="P21"><text:span text:style-name="T17"><text:s text:c="4"/></text:span><text:span text:style-name="T17">&lt;+ where(var-use; handle-var-use)</text:span></text:p>
            <text:p text:style-name="P21"><text:span text:style-name="T17"><text:s text:c="4"/></text:span></text:p>
            <text:p text:style-name="P21"><text:span text:style-name="T17"><text:s text:c="4"/></text:span><text:span text:style-name="T17">&lt;+ where(var-assign; handle-var-assign)</text:span></text:p>
            <text:p text:style-name="P21"><text:span text:style-name="T17"/></text:p>
            <text:p text:style-name="P21"><text:span text:style-name="T17"><text:s text:c="4"/></text:span><text:span text:style-name="T17">&lt;+ all(extract-method)</text:span></text:p>
          </draw:text-box>
        </draw:frame>
        <presentation:notes draw:style-name="dp2">
          <draw:page-thumbnail draw:style-name="gr1" draw:layer="layout" svg:width="14.181cm" svg:height="9.575cm" svg:x="3.704cm" svg:y="2.794cm" draw:page-number="12" presentation:class="page"/>
          <draw:frame presentation:style-name="pr6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lyt-cool">
        <draw:frame presentation:style-name="pr15" draw:text-style-name="P20" draw:layer="layout" svg:width="23.91cm" svg:height="3.601cm" svg:x="2.06cm" svg:y="0.844cm" presentation:class="title" presentation:user-transformed="true">
          <draw:text-box>
            <text:p text:style-name="P1"><text:span text:style-name="T6">Extract Method</text:span><text:span text:style-name="T7"> on a single traversal – skeleton (2)</text:span></text:p>
          </draw:text-box>
        </draw:frame>
        <draw:frame presentation:style-name="pr16" draw:text-style-name="P23" draw:layer="layout" svg:width="11.469cm" svg:height="13.23cm" svg:x="1.17cm" svg:y="5.297cm">
          <draw:text-box>
            <text:p text:style-name="P21"><text:span text:style-name="T12">strategies</text:span></text:p>
            <text:p text:style-name="P21"><text:span text:style-name="T12"/></text:p>
            <text:p text:style-name="P21"><text:span text:style-name="T12"><text:s text:c="2"/></text:span><text:span text:style-name="T12">prepare-rules =</text:span></text:p>
            <text:p text:style-name="P21"><text:span text:style-name="T12"><text:s text:c="4"/></text:span><text:span text:style-name="T12">rules (UsedVars : () -&gt; [])</text:span></text:p>
            <text:p text:style-name="P21"><text:span text:style-name="T12"><text:s text:c="4"/></text:span><text:span text:style-name="T12">; rules (AfterUserVars : () -&gt; [])</text:span></text:p>
            <text:p text:style-name="P21"><text:span text:style-name="T12"><text:s text:c="4"/></text:span><text:span text:style-name="T12">; rules (AssignedToVars : () -&gt; [])</text:span></text:p>
            <text:p text:style-name="P21"><text:span text:style-name="T17"/></text:p>
            <text:p text:style-name="P21"><text:span text:style-name="T17"><text:s text:c="2"/></text:span><text:span text:style-name="T17">extract-method =</text:span></text:p>
            <text:p text:style-name="P21"><text:span text:style-name="T17"><text:s text:c="7"/></text:span><text:span text:style-name="T17">?ClassDec(_, _)</text:span></text:p>
            <text:p text:style-name="P21"><text:span text:style-name="T17"><text:s text:c="7"/></text:span><text:span text:style-name="T17">; handle-class</text:span></text:p>
            <text:p text:style-name="P21"><text:span text:style-name="T17"/></text:p>
            <text:p text:style-name="P21"><text:span text:style-name="T17"><text:s text:c="4"/></text:span><text:span text:style-name="T17">&lt;+ ?MethodDec(_, _)</text:span></text:p>
            <text:p text:style-name="P21"><text:span text:style-name="T17"><text:s text:c="7"/></text:span><text:span text:style-name="T17">; handle-method</text:span></text:p>
            <text:p text:style-name="P21"><text:span text:style-name="T17"/></text:p>
            <text:p text:style-name="P21"><text:span text:style-name="T17"><text:s text:c="4"/></text:span><text:span text:style-name="T17">&lt;+ ?Block(_)</text:span></text:p>
            <text:p text:style-name="P21"><text:span text:style-name="T17"><text:s text:c="7"/></text:span><text:span text:style-name="T17">; handle-block</text:span></text:p>
            <text:p text:style-name="P21"><text:span text:style-name="T17"/></text:p>
            <text:p text:style-name="P21"><text:span text:style-name="T17"><text:s text:c="4"/></text:span><text:span text:style-name="T17">&lt;+ ?Extract(_, _)</text:span></text:p>
            <text:p text:style-name="P21"><text:span text:style-name="T17"><text:s text:c="7"/></text:span><text:span text:style-name="T17">; handle-extract</text:span></text:p>
            <text:p text:style-name="P21"><text:span text:style-name="T17"/></text:p>
            <text:p text:style-name="P21"><text:span text:style-name="T17"><text:s text:c="4"/></text:span><text:span text:style-name="T17">&lt;+ where(var-dec; </text:span><text:span text:style-name="T13">handle-var-dec</text:span><text:span text:style-name="T17">)</text:span></text:p>
            <text:p text:style-name="P21"><text:span text:style-name="T17"/></text:p>
            <text:p text:style-name="P21"><text:span text:style-name="T17"><text:s text:c="4"/></text:span><text:span text:style-name="T17">&lt;+ where(var-use; </text:span><text:span text:style-name="T13">handle-var-use</text:span><text:span text:style-name="T17">)</text:span></text:p>
            <text:p text:style-name="P21"><text:span text:style-name="T17"><text:s text:c="4"/></text:span></text:p>
            <text:p text:style-name="P21"><text:span text:style-name="T17"><text:s text:c="4"/></text:span><text:span text:style-name="T17">&lt;+ where(var-assign; </text:span><text:span text:style-name="T13">handle-var-assign</text:span><text:span text:style-name="T12">)</text:span></text:p>
            <text:p text:style-name="P21"><text:span text:style-name="T12"/></text:p>
            <text:p text:style-name="P21"><text:span text:style-name="T12"><text:s text:c="4"/></text:span><text:span text:style-name="T12">&lt;+ all(extract-method)</text:span></text:p>
          </draw:text-box>
        </draw:frame>
        <draw:frame presentation:style-name="pr17" draw:text-style-name="P25" draw:layer="layout" svg:width="14.579cm" svg:height="15.422cm" svg:x="13.07cm" svg:y="5.286cm">
          <draw:text-box>
            <text:p text:style-name="P24"><text:span text:style-name="T12"><text:s text:c="2"/></text:span><text:span text:style-name="T12">handle-var-dec =</text:span></text:p>
            <text:p text:style-name="P24"><text:span text:style-name="T12"><text:s text:c="4"/></text:span><text:span text:style-name="T12">map(declare-var-dec-rules)</text:span></text:p>
            <text:p text:style-name="P24"><text:span text:style-name="T12"/></text:p>
            <text:p text:style-name="P24"><text:span text:style-name="T12"><text:s text:c="2"/></text:span><text:span text:style-name="T12">declare-var-dec-rules =</text:span></text:p>
            <text:p text:style-name="P24"><text:span text:style-name="T12"><text:s text:c="4"/></text:span><text:span text:style-name="T12">?(x, (t, init))</text:span></text:p>
            <text:p text:style-name="P24"><text:span text:style-name="T12"><text:s text:c="4"/></text:span><text:span text:style-name="T12">; rules(VarType : x -&gt; (t, init))</text:span></text:p>
            <text:p text:style-name="P24"><text:span text:style-name="T12"><text:s text:c="4"/></text:span><text:span text:style-name="T12">; try(&lt;InExtract&gt;(); rules (IsDeclared : x -&gt; x))</text:span></text:p>
            <text:p text:style-name="P24"><text:span text:style-name="T12"/></text:p>
            <text:p text:style-name="P24"><text:span text:style-name="T12"><text:s text:c="2"/></text:span><text:span text:style-name="T12">handle-var-use =</text:span></text:p>
            <text:p text:style-name="P24"><text:span text:style-name="T12"><text:s text:c="4"/></text:span><text:span text:style-name="T12">?x</text:span></text:p>
            <text:p text:style-name="P24"><text:span text:style-name="T12"><text:s text:c="4"/></text:span><text:span text:style-name="T12">; try(</text:span></text:p>
            <text:p text:style-name="P24"><text:span text:style-name="T12"><text:s text:c="7"/></text:span><text:span text:style-name="T12">&lt;InExtract&gt;(); <text:s text:c="7"/></text:span></text:p>
            <text:p text:style-name="P24"><text:span text:style-name="T12"><text:s text:c="7"/></text:span><text:span text:style-name="T12">&lt;not(IsDeclared)&gt;x; </text:span></text:p>
            <text:p text:style-name="P24"><text:span text:style-name="T12"><text:s text:c="7"/></text:span><text:span text:style-name="T12">&lt;UsedVars&gt;() =&gt; uv; </text:span></text:p>
            <text:p text:style-name="P24"><text:span text:style-name="T12"><text:s text:c="7"/></text:span><text:span text:style-name="T12">rules (UsedVars : () -&gt; [x | uv]) </text:span></text:p>
            <text:p text:style-name="P24"><text:span text:style-name="T12"><text:s text:c="6"/></text:span><text:span text:style-name="T12">)</text:span></text:p>
            <text:p text:style-name="P24"><text:span text:style-name="T12"><text:s text:c="4"/></text:span><text:span text:style-name="T12">; try(</text:span></text:p>
            <text:p text:style-name="P24"><text:span text:style-name="T12"><text:s text:c="7"/></text:span><text:span text:style-name="T12">&lt;InAfterExtract&gt;(); <text:s text:c="7"/></text:span></text:p>
            <text:p text:style-name="P24"><text:span text:style-name="T12"><text:s text:c="7"/></text:span><text:span text:style-name="T12">&lt;IsDeclared&gt;x; </text:span></text:p>
            <text:p text:style-name="P24"><text:span text:style-name="T12"><text:s text:c="7"/></text:span><text:span text:style-name="T12">&lt;AfterUsedVars&gt;() =&gt; auv; </text:span></text:p>
            <text:p text:style-name="P24"><text:span text:style-name="T12"><text:s text:c="7"/></text:span><text:span text:style-name="T12">rules (AfterUsedVars : () -&gt; [x | auv]) </text:span></text:p>
            <text:p text:style-name="P24"><text:span text:style-name="T12"><text:s text:c="6"/></text:span><text:span text:style-name="T12">)</text:span></text:p>
            <text:p text:style-name="P24"><text:span text:style-name="T12"/></text:p>
            <text:p text:style-name="P24"><text:span text:style-name="T12"><text:s text:c="2"/></text:span><text:span text:style-name="T12">handle-var-assign =</text:span></text:p>
            <text:p text:style-name="P24"><text:span text:style-name="T12"><text:s text:c="4"/></text:span><text:span text:style-name="T12">?x</text:span></text:p>
            <text:p text:style-name="P24"><text:span text:style-name="T12"><text:s text:c="4"/></text:span><text:span text:style-name="T12">; try(</text:span></text:p>
            <text:p text:style-name="P24"><text:span text:style-name="T12"><text:s text:c="7"/></text:span><text:span text:style-name="T12">&lt;InExtract&gt;(); </text:span></text:p>
            <text:p text:style-name="P24"><text:span text:style-name="T12"><text:s text:c="7"/></text:span><text:span text:style-name="T12">&lt;not(IsDeclared)&gt;x; </text:span></text:p>
            <text:p text:style-name="P24"><text:span text:style-name="T12"><text:s text:c="7"/></text:span><text:span text:style-name="T12">&lt;AssignedToVars&gt;() =&gt; av; </text:span></text:p>
            <text:p text:style-name="P24"><text:span text:style-name="T12"><text:s text:c="7"/></text:span><text:span text:style-name="T12">rules (AssignedToVars : () -&gt; [x | av]) </text:span></text:p>
            <text:p text:style-name="P24"><text:span text:style-name="T12"><text:s text:c="6"/></text:span><text:span text:style-name="T12">)</text:span></text:p>
          </draw:text-box>
        </draw:frame>
        <presentation:notes draw:style-name="dp2">
          <draw:page-thumbnail draw:style-name="gr1" draw:layer="layout" svg:width="14.181cm" svg:height="9.575cm" svg:x="3.704cm" svg:y="2.794cm" draw:page-number="13" presentation:class="page"/>
          <draw:frame presentation:style-name="pr6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lyt-cool">
        <draw:frame presentation:style-name="pr16" draw:text-style-name="P23" draw:layer="layout" svg:width="11.469cm" svg:height="13.23cm" svg:x="1.168cm" svg:y="5.297cm">
          <draw:text-box>
            <text:p text:style-name="P21"><text:span text:style-name="T12">strategies</text:span></text:p>
            <text:p text:style-name="P21"><text:span text:style-name="T12"/></text:p>
            <text:p text:style-name="P21"><text:span text:style-name="T12"><text:s text:c="2"/></text:span><text:span text:style-name="T12">prepare-rules =</text:span></text:p>
            <text:p text:style-name="P21"><text:span text:style-name="T12"><text:s text:c="4"/></text:span><text:span text:style-name="T12">rules (UsedVars : () -&gt; [])</text:span></text:p>
            <text:p text:style-name="P21"><text:span text:style-name="T12"><text:s text:c="4"/></text:span><text:span text:style-name="T12">; rules (AfterUserVars : () -&gt; [])</text:span></text:p>
            <text:p text:style-name="P21"><text:span text:style-name="T12"><text:s text:c="4"/></text:span><text:span text:style-name="T12">; rules (AssignedToVars : () -&gt; [])</text:span></text:p>
            <text:p text:style-name="P21"><text:span text:style-name="T17"/></text:p>
            <text:p text:style-name="P21"><text:span text:style-name="T17"><text:s text:c="2"/></text:span><text:span text:style-name="T17">extract-method =</text:span></text:p>
            <text:p text:style-name="P21"><text:span text:style-name="T17"><text:s text:c="7"/></text:span><text:span text:style-name="T17">?ClassDec(_, _)</text:span></text:p>
            <text:p text:style-name="P21"><text:span text:style-name="T17"><text:s text:c="7"/></text:span><text:span text:style-name="T17">; handle-class</text:span></text:p>
            <text:p text:style-name="P21"><text:span text:style-name="T17"/></text:p>
            <text:p text:style-name="P21"><text:span text:style-name="T17"><text:s text:c="4"/></text:span><text:span text:style-name="T17">&lt;+ ?MethodDec(_, _)</text:span></text:p>
            <text:p text:style-name="P21"><text:span text:style-name="T17"><text:s text:c="7"/></text:span><text:span text:style-name="T17">; handle-method</text:span></text:p>
            <text:p text:style-name="P21"><text:span text:style-name="T17"/></text:p>
            <text:p text:style-name="P21"><text:span text:style-name="T17"><text:s text:c="4"/></text:span><text:span text:style-name="T17">&lt;+ ?Block(_)</text:span></text:p>
            <text:p text:style-name="P21"><text:span text:style-name="T17"><text:s text:c="7"/></text:span><text:span text:style-name="T17">; handle-block</text:span></text:p>
            <text:p text:style-name="P21"><text:span text:style-name="T12"/></text:p>
            <text:p text:style-name="P21"><text:span text:style-name="T12"><text:s text:c="4"/></text:span><text:span text:style-name="T12">&lt;+ ?Extract(_, _)</text:span></text:p>
            <text:p text:style-name="P21"><text:span text:style-name="T12"><text:s text:c="7"/></text:span><text:span text:style-name="T12">; </text:span><text:span text:style-name="T13">handle-extract</text:span></text:p>
            <text:p text:style-name="P21"><text:span text:style-name="T12"/></text:p>
            <text:p text:style-name="P21"><text:span text:style-name="T12"><text:s text:c="4"/></text:span><text:span text:style-name="T12">&lt;+ where(</text:span><text:span text:style-name="T17">var-dec; handle-var-dec)</text:span></text:p>
            <text:p text:style-name="P21"><text:span text:style-name="T12"/></text:p>
            <text:p text:style-name="P21"><text:span text:style-name="T12"><text:s text:c="4"/></text:span><text:span text:style-name="T12">&lt;+ where(var-use; handle-var-use)</text:span></text:p>
            <text:p text:style-name="P21"><text:span text:style-name="T12"><text:s text:c="4"/></text:span></text:p>
            <text:p text:style-name="P21"><text:span text:style-name="T12"><text:s text:c="4"/></text:span><text:span text:style-name="T12">&lt;+ where(var-assign; handle-var-assign)</text:span></text:p>
            <text:p text:style-name="P21"><text:span text:style-name="T12"/></text:p>
            <text:p text:style-name="P21"><text:span text:style-name="T12"><text:s text:c="4"/></text:span><text:span text:style-name="T12">&lt;+ all(extract-method)</text:span></text:p>
          </draw:text-box>
        </draw:frame>
        <draw:frame presentation:style-name="pr17" draw:text-style-name="P27" draw:layer="layout" svg:width="14.579cm" svg:height="14.666cm" svg:x="13.068cm" svg:y="5.286cm">
          <draw:text-box>
            <text:p text:style-name="P26"><text:span text:style-name="T12"><text:s text:c="2"/></text:span><text:span text:style-name="T12">handle-extract =</text:span></text:p>
            <text:p text:style-name="P26"><text:span text:style-name="T12"><text:s text:c="4"/></text:span><text:span text:style-name="T12">{| InExtract :</text:span></text:p>
            <text:p text:style-name="P26"><text:span text:style-name="T12"><text:s text:c="6"/></text:span><text:span text:style-name="T12">?Extract(Id(x), stmts)</text:span></text:p>
            <text:p text:style-name="P26"><text:span text:style-name="T12"><text:s text:c="6"/></text:span><text:span text:style-name="T12">; rules(ExtractedCode : () -&gt; (x, stmts))</text:span></text:p>
            <text:p text:style-name="P26"><text:span text:style-name="T12"><text:s text:c="6"/></text:span><text:span text:style-name="T12">; rules(InExtract : () -&gt; ())</text:span></text:p>
            <text:p text:style-name="P26"><text:span text:style-name="T12"><text:s text:c="6"/></text:span><text:span text:style-name="T12">; rules(ContainsExtract : () -&gt; ())</text:span></text:p>
            <text:p text:style-name="P26"><text:span text:style-name="T12"><text:s text:c="6"/></text:span><text:span text:style-name="T12">; all(extract-method)</text:span></text:p>
            <text:p text:style-name="P26"><text:span text:style-name="T12"><text:s text:c="6"/></text:span><text:span text:style-name="T12">; rules(InAfterExtract : () -&gt; ())</text:span></text:p>
            <text:p text:style-name="P26"><text:span text:style-name="T12"><text:s text:c="6"/></text:span><text:span text:style-name="T12">; where(&lt;(AssignedToVars; length)&gt;() =&gt; nrAv)</text:span></text:p>
            <text:p text:style-name="P26"><text:span text:style-name="T12"><text:s text:c="6"/></text:span><text:span text:style-name="T12">; where(</text:span></text:p>
            <text:p text:style-name="P26"><text:span text:style-name="T12"><text:s text:c="10"/></text:span><text:span text:style-name="T12">&lt;UsedVars&gt;(); </text:span></text:p>
            <text:p text:style-name="P26"><text:span text:style-name="T12"><text:s text:c="10"/></text:span><text:span text:style-name="T12">map(\ x -&gt; ExprName(Id(x)) \) =&gt; e*</text:span></text:p>
            <text:p text:style-name="P26"><text:span text:style-name="T12"><text:s text:c="8"/></text:span><text:span text:style-name="T12">)</text:span></text:p>
            <text:p text:style-name="P26"><text:span text:style-name="T12"><text:s text:c="6"/></text:span><text:span text:style-name="T12">; ( <text:s text:c="3"/>&lt;eq&gt;(nrAv, 0)</text:span></text:p>
            <text:p text:style-name="P26"><text:span text:style-name="T12"><text:s text:c="13"/></text:span><text:span text:style-name="T12">; !|[ x(e*); ]|</text:span></text:p>
            <text:p text:style-name="P26"><text:span text:style-name="T12"><text:s text:c="10"/></text:span><text:span text:style-name="T12">&lt;+ &lt;eq&gt;(nrAv, 1)</text:span></text:p>
            <text:p text:style-name="P26"><text:span text:style-name="T12"><text:s text:c="13"/></text:span><text:span text:style-name="T12">; &lt;AssignedToVars&gt;() =&gt; [y]</text:span></text:p>
            <text:p text:style-name="P26"><text:span text:style-name="T12"><text:s text:c="12"/></text:span><text:span text:style-name="T12">; !|[ y = x(e*); ]|</text:span></text:p>
            <text:p text:style-name="P26"><text:span text:style-name="T12"><text:s text:c="8"/></text:span><text:span text:style-name="T12">)</text:span></text:p>
            <text:p text:style-name="P26"><text:span text:style-name="T12"><text:s text:c="4"/></text:span><text:span text:style-name="T12">|}</text:span></text:p>
          </draw:text-box>
        </draw:frame>
        <draw:frame presentation:style-name="pr15" draw:text-style-name="P20" draw:layer="layout" svg:width="23.91cm" svg:height="3.601cm" svg:x="2.059cm" svg:y="0.845cm" presentation:class="title" presentation:user-transformed="true">
          <draw:text-box>
            <text:p text:style-name="P1"><text:span text:style-name="T6">Extract Method</text:span><text:span text:style-name="T7"> on a single traversal – skeleton (3)</text:span></text:p>
          </draw:text-box>
        </draw:frame>
        <presentation:notes draw:style-name="dp2">
          <draw:page-thumbnail draw:style-name="gr1" draw:layer="layout" svg:width="14.181cm" svg:height="9.575cm" svg:x="3.704cm" svg:y="2.794cm" draw:page-number="14" presentation:class="page"/>
          <draw:frame presentation:style-name="pr6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0">
        <draw:frame presentation:style-name="pr16" draw:text-style-name="P23" draw:layer="layout" svg:width="11.469cm" svg:height="13.23cm" svg:x="1.167cm" svg:y="5.297cm" presentation:class="subtitle" presentation:user-transformed="true">
          <draw:text-box>
            <text:p text:style-name="P21"><text:span text:style-name="T12">strategies</text:span></text:p>
            <text:p text:style-name="P21"><text:span text:style-name="T12"/></text:p>
            <text:p text:style-name="P21"><text:span text:style-name="T12"><text:s text:c="2"/></text:span><text:span text:style-name="T12">prepare-rules =</text:span></text:p>
            <text:p text:style-name="P21"><text:span text:style-name="T12"><text:s text:c="4"/></text:span><text:span text:style-name="T12">rules (UsedVars : () -&gt; [])</text:span></text:p>
            <text:p text:style-name="P21"><text:span text:style-name="T12"><text:s text:c="4"/></text:span><text:span text:style-name="T12">; rules (AfterUserVars : () -&gt; [])</text:span></text:p>
            <text:p text:style-name="P21"><text:span text:style-name="T12"><text:s text:c="4"/></text:span><text:span text:style-name="T12">; rules (AssignedToVars : () -&gt; [])</text:span></text:p>
            <text:p text:style-name="P21"><text:span text:style-name="T12"/></text:p>
            <text:p text:style-name="P21"><text:span text:style-name="T12"><text:s text:c="2"/></text:span><text:span text:style-name="T12">extract-method =</text:span></text:p>
            <text:p text:style-name="P21"><text:span text:style-name="T12"><text:s text:c="7"/></text:span><text:span text:style-name="T12">?ClassDec(_, _)</text:span></text:p>
            <text:p text:style-name="P21"><text:span text:style-name="T12"><text:s text:c="7"/></text:span><text:span text:style-name="T12">; </text:span><text:span text:style-name="T13">handle-class</text:span></text:p>
            <text:p text:style-name="P21"><text:span text:style-name="T12"/></text:p>
            <text:p text:style-name="P21"><text:span text:style-name="T12"><text:s text:c="4"/></text:span><text:span text:style-name="T12">&lt;+ ?M</text:span><text:span text:style-name="T17">ethodDec(_, _)</text:span></text:p>
            <text:p text:style-name="P21"><text:span text:style-name="T17"><text:s text:c="7"/></text:span><text:span text:style-name="T17">; </text:span><text:span text:style-name="T13">handle-method</text:span></text:p>
            <text:p text:style-name="P21"><text:span text:style-name="T12"/></text:p>
            <text:p text:style-name="P21"><text:span text:style-name="T12"><text:s text:c="4"/></text:span><text:span text:style-name="T12">&lt;+ ?Block(_)</text:span></text:p>
            <text:p text:style-name="P21"><text:span text:style-name="T12"><text:s text:c="7"/></text:span><text:span text:style-name="T12">; </text:span><text:span text:style-name="T13">handle-block</text:span></text:p>
            <text:p text:style-name="P21"><text:span text:style-name="T12"/></text:p>
            <text:p text:style-name="P21"><text:span text:style-name="T12"><text:s text:c="4"/></text:span><text:span text:style-name="T12">&lt;+ ?Extract(_, _)</text:span></text:p>
            <text:p text:style-name="P21"><text:span text:style-name="T12"><text:s text:c="7"/></text:span><text:span text:style-name="T12">; handle-extract</text:span></text:p>
            <text:p text:style-name="P21"><text:span text:style-name="T12"/></text:p>
            <text:p text:style-name="P21"><text:span text:style-name="T12"><text:s text:c="4"/></text:span><text:span text:style-name="T12">&lt;+ where(var-dec; handle-var-dec)</text:span></text:p>
            <text:p text:style-name="P21"><text:span text:style-name="T12"/></text:p>
            <text:p text:style-name="P21"><text:span text:style-name="T12"><text:s text:c="4"/></text:span><text:span text:style-name="T12">&lt;+ where(var-use; handle-var-use)</text:span></text:p>
            <text:p text:style-name="P21"><text:span text:style-name="T12"><text:s text:c="4"/></text:span></text:p>
            <text:p text:style-name="P21"><text:span text:style-name="T12"><text:s text:c="4"/></text:span><text:span text:style-name="T12">&lt;+ where(var-assign; handle-var-assign)</text:span></text:p>
            <text:p text:style-name="P21"><text:span text:style-name="T12"/></text:p>
            <text:p text:style-name="P21"><text:span text:style-name="T12"><text:s text:c="4"/></text:span><text:span text:style-name="T12">&lt;+ all(extract-method)</text:span></text:p>
          </draw:text-box>
        </draw:frame>
        <draw:frame presentation:style-name="pr17" draw:text-style-name="P29" draw:layer="layout" svg:width="14.579cm" svg:height="14.882cm" svg:x="13.067cm" svg:y="5.286cm">
          <draw:text-box>
            <text:p text:style-name="P28"><text:span text:style-name="T12"><text:s text:c="2"/></text:span><text:span text:style-name="T12">handle-class =</text:span></text:p>
            <text:p text:style-name="P28"><text:span text:style-name="T12"><text:s text:c="4"/></text:span><text:span text:style-name="T12">{| RewriteClass :</text:span></text:p>
            <text:p text:style-name="P28"><text:span text:style-name="T12"><text:s text:c="6"/></text:span><text:span text:style-name="T12">try(RewriteClass)</text:span></text:p>
            <text:p text:style-name="P28"><text:span text:style-name="T12"><text:s text:c="4"/></text:span><text:span text:style-name="T12">|}</text:span></text:p>
            <text:p text:style-name="P28"><text:span text:style-name="T12"/></text:p>
            <text:p text:style-name="P28"><text:span text:style-name="T17"><text:s text:c="2"/></text:span><text:span text:style-name="T17">handle-method =</text:span></text:p>
            <text:p text:style-name="P28"><text:span text:style-name="T17"><text:s text:c="4"/></text:span><text:span text:style-name="T17">{| VarType :</text:span></text:p>
            <text:p text:style-name="P28"><text:span text:style-name="T17"><text:s text:c="6"/></text:span><text:span text:style-name="T17">all(extract-method)</text:span></text:p>
            <text:p text:style-name="P28"><text:span text:style-name="T17"><text:s text:c="4"/></text:span><text:span text:style-name="T17">|}</text:span></text:p>
            <text:p text:style-name="P28"><text:span text:style-name="T12"/></text:p>
            <text:p text:style-name="P28"><text:span text:style-name="T12"><text:s text:c="2"/></text:span><text:span text:style-name="T12">handle-block =</text:span></text:p>
            <text:p text:style-name="P28"><text:span text:style-name="T12"><text:s text:c="4"/></text:span><text:span text:style-name="T12">{| InBlock, CurLabel, IsDeclared, </text:span></text:p>
            <text:p text:style-name="P28"><text:span text:style-name="T12"><text:s text:c="7"/></text:span><text:span text:style-name="T12">ContainsExtract, InAfterExtract, ExtractedCode :</text:span></text:p>
            <text:p text:style-name="P28"><text:span text:style-name="T12"><text:s text:c="6"/></text:span><text:span text:style-name="T12">where(new =&gt; label)</text:span></text:p>
            <text:p text:style-name="P28"><text:span text:style-name="T12"><text:s text:c="6"/></text:span><text:span text:style-name="T12">; rules(InBlock+label)</text:span></text:p>
            <text:p text:style-name="P28"><text:span text:style-name="T12"><text:s text:c="6"/></text:span><text:span text:style-name="T12">; rules(CurLabel : () -&gt; label)</text:span></text:p>
            <text:p text:style-name="P28"><text:span text:style-name="T12"><text:s text:c="6"/></text:span><text:span text:style-name="T12">; all(extract-method)</text:span></text:p>
            <text:p text:style-name="P28"><text:span text:style-name="T12"><text:s text:c="6"/></text:span><text:span text:style-name="T12">; try(</text:span></text:p>
            <text:p text:style-name="P28"><text:span text:style-name="T12"><text:s text:c="10"/></text:span><text:span text:style-name="T12">&lt;ContainsExtract&gt;(); </text:span></text:p>
            <text:p text:style-name="P28"><text:span text:style-name="T12"><text:s text:c="10"/></text:span><text:span text:style-name="T12">define-rewrite-class-rule; </text:span></text:p>
            <text:p text:style-name="P28"><text:span text:style-name="T12"><text:s text:c="10"/></text:span><text:span text:style-name="T12">rewrite-block</text:span></text:p>
            <text:p text:style-name="P28"><text:span text:style-name="T12"><text:s text:c="9"/></text:span><text:span text:style-name="T12">)</text:span></text:p>
            <text:p text:style-name="P28"><text:span text:style-name="T12"><text:s text:c="4"/></text:span><text:span text:style-name="T12">|}</text:span></text:p>
            <text:p text:style-name="P28"><text:span text:style-name="T12"/></text:p>
            <text:p text:style-name="P28"><text:span text:style-name="T12"/></text:p>
            <text:p text:style-name="P28"><text:span text:style-name="T12"/></text:p>
            <text:p text:style-name="P28"><text:span text:style-name="T12"/></text:p>
            <text:p text:style-name="P28"><text:span text:style-name="T12"/></text:p>
          </draw:text-box>
        </draw:frame>
        <draw:frame presentation:style-name="pr15" draw:text-style-name="P20" draw:layer="layout" svg:width="23.91cm" svg:height="3.601cm" svg:x="2.059cm" svg:y="0.845cm" presentation:class="title" presentation:user-transformed="true">
          <draw:text-box>
            <text:p text:style-name="P1"><text:span text:style-name="T6">Extract Method</text:span><text:span text:style-name="T7"> on a single traversal – skeleton (4)</text:span></text:p>
          </draw:text-box>
        </draw:frame>
        <presentation:notes draw:style-name="dp2">
          <draw:page-thumbnail draw:style-name="gr1" draw:layer="layout" svg:width="14.181cm" svg:height="9.575cm" svg:x="3.704cm" svg:y="2.794cm" draw:page-number="15" presentation:class="page"/>
          <draw:frame presentation:style-name="pr6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lyt-cool">
        <draw:frame presentation:style-name="pr16" draw:text-style-name="P23" draw:layer="layout" svg:width="11.469cm" svg:height="13.23cm" svg:x="1.169cm" svg:y="5.297cm">
          <draw:text-box>
            <text:p text:style-name="P21"><text:span text:style-name="T12">strategies</text:span></text:p>
            <text:p text:style-name="P21"><text:span text:style-name="T12"/></text:p>
            <text:p text:style-name="P21"><text:span text:style-name="T12"><text:s text:c="2"/></text:span><text:span text:style-name="T12">prepare-rules =</text:span></text:p>
            <text:p text:style-name="P21"><text:span text:style-name="T12"><text:s text:c="4"/></text:span><text:span text:style-name="T12">rules (UsedVars : () -&gt; [])</text:span></text:p>
            <text:p text:style-name="P21"><text:span text:style-name="T12"><text:s text:c="4"/></text:span><text:span text:style-name="T12">; rules (AfterUserVars : () -&gt; [])</text:span></text:p>
            <text:p text:style-name="P21"><text:span text:style-name="T12"><text:s text:c="4"/></text:span><text:span text:style-name="T12">; rules (AssignedToVars : () -&gt; [])</text:span></text:p>
            <text:p text:style-name="P21"><text:span text:style-name="T17"/></text:p>
            <text:p text:style-name="P21"><text:span text:style-name="T17"><text:s text:c="2"/></text:span><text:span text:style-name="T17">extract-method =</text:span></text:p>
            <text:p text:style-name="P21"><text:span text:style-name="T17"><text:s text:c="7"/></text:span><text:span text:style-name="T17">?ClassDec(_, _)</text:span></text:p>
            <text:p text:style-name="P21"><text:span text:style-name="T17"><text:s text:c="7"/></text:span><text:span text:style-name="T17">; handle-class</text:span></text:p>
            <text:p text:style-name="P21"><text:span text:style-name="T17"/></text:p>
            <text:p text:style-name="P21"><text:span text:style-name="T17"><text:s text:c="4"/></text:span><text:span text:style-name="T17">&lt;+ ?MethodDec(_, _)</text:span></text:p>
            <text:p text:style-name="P21"><text:span text:style-name="T17"><text:s text:c="7"/></text:span><text:span text:style-name="T17">; handle-method</text:span></text:p>
            <text:p text:style-name="P21"><text:span text:style-name="T17"/></text:p>
            <text:p text:style-name="P21"><text:span text:style-name="T17"><text:s text:c="4"/></text:span><text:span text:style-name="T17">&lt;+ ?Block(_)</text:span></text:p>
            <text:p text:style-name="P21"><text:span text:style-name="T17"><text:s text:c="7"/></text:span><text:span text:style-name="T17">; </text:span><text:span text:style-name="T13">handle-block</text:span></text:p>
            <text:p text:style-name="P21"><text:span text:style-name="T12"/></text:p>
            <text:p text:style-name="P21"><text:span text:style-name="T12"><text:s text:c="4"/></text:span><text:span text:style-name="T12">&lt;+ ?</text:span><text:span text:style-name="T17">Extract(_, _)</text:span></text:p>
            <text:p text:style-name="P21"><text:span text:style-name="T17"><text:s text:c="7"/></text:span><text:span text:style-name="T17">; handle-extract</text:span></text:p>
            <text:p text:style-name="P21"><text:span text:style-name="T17"/></text:p>
            <text:p text:style-name="P21"><text:span text:style-name="T17"><text:s text:c="4"/></text:span><text:span text:style-name="T17">&lt;+ where(var-dec; handle-var-dec)</text:span></text:p>
            <text:p text:style-name="P21"><text:span text:style-name="T17"/></text:p>
            <text:p text:style-name="P21"><text:span text:style-name="T12"><text:s text:c="4"/></text:span><text:span text:style-name="T12">&lt;+ where(var-use; </text:span><text:span text:style-name="T17">handle-var-use)</text:span></text:p>
            <text:p text:style-name="P21"><text:span text:style-name="T17"><text:s text:c="4"/></text:span></text:p>
            <text:p text:style-name="P21"><text:span text:style-name="T17"><text:s text:c="4"/></text:span><text:span text:style-name="T17">&lt;+ where(var-assign; handle-var-assign)</text:span></text:p>
            <text:p text:style-name="P21"><text:span text:style-name="T17"/></text:p>
            <text:p text:style-name="P21"><text:span text:style-name="T17"><text:s text:c="4"/></text:span><text:span text:style-name="T17">&lt;+ all(extract-method)</text:span></text:p>
          </draw:text-box>
        </draw:frame>
        <draw:frame presentation:style-name="pr17" draw:text-style-name="P31" draw:layer="layout" svg:width="14.579cm" svg:height="15.287cm" svg:x="13.069cm" svg:y="5.286cm">
          <draw:text-box>
            <text:p text:style-name="P30"><text:span text:style-name="T12"><text:s text:c="2"/></text:span><text:span text:style-name="T12">define-rewrite-class-rule =</text:span></text:p>
            <text:p text:style-name="P30"><text:span text:style-name="T12"><text:s text:c="4"/></text:span><text:span text:style-name="T12">rules( RewriteClass :</text:span></text:p>
            <text:p text:style-name="P30"><text:span text:style-name="T12"><text:s text:c="7"/></text:span><text:span text:style-name="T12">ClassDec(chead, ClassBody(cBody)) -&gt; </text:span></text:p>
            <text:p text:style-name="P30"><text:span text:style-name="T12"><text:s text:c="7"/></text:span><text:span text:style-name="T12">ClassDec(chead, ClassBody(newCBody))</text:span></text:p>
            <text:p text:style-name="P30"><text:span text:style-name="T12"><text:s text:c="7"/></text:span><text:span text:style-name="T12">where </text:span></text:p>
            <text:p text:style-name="P30"><text:span text:style-name="T12"><text:s text:c="9"/></text:span><text:span text:style-name="T12">&lt;ExtractedCode&gt;() =&gt; (x, stmts)</text:span></text:p>
            <text:p text:style-name="P30"><text:span text:style-name="T12"><text:s text:c="9"/></text:span><text:span text:style-name="T12">; &lt;AssignedToVars&gt;() =&gt; av</text:span></text:p>
            <text:p text:style-name="P30"><text:span text:style-name="T12"><text:s text:c="9"/></text:span><text:span text:style-name="T12">; (&lt;eq&gt;(&lt;length&gt;av, 1) </text:span></text:p>
            <text:p text:style-name="P30"><text:span text:style-name="T12"><text:s text:c="14"/></text:span><text:span text:style-name="T12">&lt; !av =&gt; [y]; </text:span></text:p>
            <text:p text:style-name="P30"><text:span text:style-name="T12"><text:s text:c="16"/></text:span><text:span text:style-name="T12">; &lt;VarType&gt;y =&gt; (t, _)</text:span></text:p>
            <text:p text:style-name="P30"><text:span text:style-name="T12"><text:s text:c="16"/></text:span><text:span text:style-name="T12">; &lt;conc&gt;(stmts, [ |[ return y; ]| ]) </text:span></text:p>
            <text:p text:style-name="P30"><text:span text:style-name="T12"><text:s text:c="14"/></text:span><text:span text:style-name="T12">+ !Void() =&gt; t</text:span></text:p>
            <text:p text:style-name="P30"><text:span text:style-name="T12"><text:s text:c="16"/></text:span><text:span text:style-name="T12">; !stmts</text:span></text:p>
            <text:p text:style-name="P30"><text:span text:style-name="T12"><text:s text:c="12"/></text:span><text:span text:style-name="T12">) =&gt; emBody</text:span></text:p>
            <text:p text:style-name="P30"><text:span text:style-name="T12"><text:s text:c="8"/></text:span><text:span text:style-name="T12">; &lt;UsedVars&gt;() =&gt; uv</text:span></text:p>
            <text:p text:style-name="P30"><text:span text:style-name="T12"><text:s text:c="8"/></text:span><text:span text:style-name="T12">; &lt;AfterUsedVars&gt;() =&gt; uav</text:span></text:p>
            <text:p text:style-name="P30"><text:span text:style-name="T12"><text:s text:c="8"/></text:span><text:span text:style-name="T12">; &lt;union&gt;(uv, uav)</text:span></text:p>
            <text:p text:style-name="P30"><text:span text:style-name="T12"><text:s text:c="8"/></text:span><text:span text:style-name="T12">; map(\x-&gt; Param([], &lt;(VarType;Fst)&gt;x, Id(x)) \</text:span></text:p>
            <text:p text:style-name="P30"><text:span text:style-name="T12"><text:s text:c="13"/></text:span><text:span text:style-name="T12">) =&gt; param*</text:span></text:p>
            <text:p text:style-name="P30"><text:span text:style-name="T12"><text:s text:c="8"/></text:span><text:span text:style-name="T12">; &lt;process-declarations&gt;emBody =&gt; bstm*</text:span></text:p>
            <text:p text:style-name="P30"><text:span text:style-name="T12"><text:s text:c="8"/></text:span><text:span text:style-name="T12">; !|[ private t x(param*) { bstm* } ]| =&gt; em</text:span></text:p>
            <text:p text:style-name="P30"><text:span text:style-name="T12"><text:s text:c="8"/></text:span><text:span text:style-name="T12">; &lt;conc&gt;(cBody, [em]) =&gt; newCBody</text:span></text:p>
            <text:p text:style-name="P30"><text:span text:style-name="T12"><text:s text:c="4"/></text:span><text:span text:style-name="T12">)</text:span></text:p>
          </draw:text-box>
        </draw:frame>
        <draw:frame presentation:style-name="pr15" draw:text-style-name="P20" draw:layer="layout" svg:width="23.91cm" svg:height="3.601cm" svg:x="2.059cm" svg:y="0.845cm" presentation:class="title" presentation:user-transformed="true">
          <draw:text-box>
            <text:p text:style-name="P1"><text:span text:style-name="T6">Extract Method</text:span><text:span text:style-name="T7"> on a single traversal – skeleton (5)</text:span></text:p>
          </draw:text-box>
        </draw:frame>
        <presentation:notes draw:style-name="dp2">
          <draw:page-thumbnail draw:style-name="gr1" draw:layer="layout" svg:width="14.181cm" svg:height="9.575cm" svg:x="3.704cm" svg:y="2.794cm" draw:page-number="16" presentation:class="page"/>
          <draw:frame presentation:style-name="pr6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0">
        <draw:frame presentation:style-name="pr4" draw:text-style-name="P1" draw:layer="layout" svg:width="23.91cm" svg:height="3.507cm" svg:x="2.057cm" svg:y="1.743cm" presentation:class="title" presentation:user-transformed="true">
          <draw:text-box>
            <text:p text:style-name="P1">Handling exceptions</text:p>
          </draw:text-box>
        </draw:frame>
        <draw:frame presentation:style-name="pr18" draw:text-style-name="P23" draw:layer="layout" svg:width="20.267cm" svg:height="14.606cm" svg:x="3.863cm" svg:y="6.021cm">
          <draw:text-box>
            <text:p text:style-name="P21"><text:span text:style-name="T17">get-exceptions =</text:span></text:p>
            <text:p text:style-name="P21"><text:span text:style-name="T12"><text:s text:c="2"/></text:span><text:span text:style-name="T12">define-exception-rules</text:span></text:p>
            <text:p text:style-name="P21"><text:span text:style-name="T12"><text:s text:c="2"/></text:span><text:span text:style-name="T12">; &lt;union&gt;(&lt;bagof-TempException&gt;(), &lt;bagof-PermException&gt;())</text:span></text:p>
            <text:p text:style-name="P21"><text:span text:style-name="T12"/></text:p>
            <text:p text:style-name="P21"><text:span text:style-name="T12">define-exception-rules =</text:span></text:p>
            <text:p text:style-name="P21"><text:span text:style-name="T12"><text:s text:c="2"/></text:span><text:span text:style-name="T12">?Try(block, catches)</text:span></text:p>
            <text:p text:style-name="P21"><text:span text:style-name="T12"><text:s text:c="2"/></text:span><text:span text:style-name="T12">; {| TempException, InTry :</text:span></text:p>
            <text:p text:style-name="P21"><text:span text:style-name="T12"><text:s text:c="7"/></text:span><text:span text:style-name="T12">rules(InTry : () -&gt; ())</text:span></text:p>
            <text:p text:style-name="P21"><text:span text:style-name="T12"><text:s text:c="7"/></text:span><text:span text:style-name="T12">; Try(define-exception-rules, id)</text:span></text:p>
            <text:p text:style-name="P21"><text:span text:style-name="T12"><text:s text:c="7"/></text:span><text:span text:style-name="T12">; where( </text:span></text:p>
            <text:p text:style-name="P21"><text:span text:style-name="T12"><text:s text:c="11"/></text:span><text:span text:style-name="T12">&lt;map(?Catch(Param(_, &lt;id&gt;, _), _))&gt;catches</text:span></text:p>
            <text:p text:style-name="P21"><text:span text:style-name="T12"><text:s text:c="11"/></text:span><text:span text:style-name="T12">; eliminate-caught-exceptions</text:span></text:p>
            <text:p text:style-name="P21"><text:span text:style-name="T12"><text:s text:c="11"/></text:span><text:span text:style-name="T12">; ?exceptions</text:span></text:p>
            <text:p text:style-name="P21"><text:span text:style-name="T12"><text:s text:c="9"/></text:span><text:span text:style-name="T12">)</text:span></text:p>
            <text:p text:style-name="P21"><text:span text:style-name="T12"><text:s text:c="4"/></text:span><text:span text:style-name="T12">|}</text:span></text:p>
            <text:p text:style-name="P21"><text:span text:style-name="T12"><text:s text:c="2"/></text:span><text:span text:style-name="T12">; Try(id, define-exception-rules)</text:span></text:p>
            <text:p text:style-name="P21"><text:span text:style-name="T12"><text:s text:c="2"/></text:span><text:span text:style-name="T12">; where( <text:s text:c="2"/></text:span></text:p>
            <text:p text:style-name="P21"><text:span text:style-name="T12"><text:s text:c="5"/></text:span><text:span text:style-name="T12">&lt;InTry&gt;()</text:span></text:p>
            <text:p text:style-name="P21"><text:span text:style-name="T12"><text:s text:c="5"/></text:span><text:span text:style-name="T12">&lt; &lt;map(\x-&gt;x where rules(TempException :+ () -&gt; x ) \)&gt;exceptions</text:span></text:p>
            <text:p text:style-name="P21"><text:span text:style-name="T12"><text:s text:c="5"/></text:span><text:span text:style-name="T12">+ &lt;map(\x-&gt;x where rules(PermException :+ () -&gt; x ) \)&gt;exceptions</text:span></text:p>
            <text:p text:style-name="P21"><text:span text:style-name="T12"><text:s text:c="4"/></text:span><text:span text:style-name="T12">)</text:span></text:p>
            <text:p text:style-name="P21"><text:span text:style-name="T12"><text:s/></text:span></text:p>
            <text:p text:style-name="P21"><text:span text:style-name="T12"><text:s/></text:span><text:span text:style-name="T12">&lt;+ ?Try(block, catches, finally)</text:span></text:p>
            <text:p text:style-name="P21"><text:span text:style-name="T12"><text:s text:c="4"/></text:span><text:span text:style-name="T12">// same as above</text:span></text:p>
            <text:p text:style-name="P21"><text:span text:style-name="T12"/></text:p>
            <text:p text:style-name="P21"><text:span text:style-name="T12"><text:s/></text:span><text:span text:style-name="T12">&lt;+ ?Invoke(methodid, args)</text:span></text:p>
            <text:p text:style-name="P21"><text:span text:style-name="T12"><text:s text:c="4"/></text:span><text:span text:style-name="T12">; Invoke(id, define-exception-rules)</text:span></text:p>
            <text:p text:style-name="P21"><text:span text:style-name="T12"><text:s text:c="4"/></text:span><text:span text:style-name="T12">; where(get-exceptions-of-invocation)</text:span></text:p>
            <text:p text:style-name="P21"><text:span text:style-name="T12"/></text:p>
            <text:p text:style-name="P21"><text:span text:style-name="T12"><text:s/></text:span><text:span text:style-name="T12">&lt;+ all(define-exception-rules)</text:span></text:p>
          </draw:text-box>
        </draw:frame>
        <presentation:notes draw:style-name="dp2">
          <draw:page-thumbnail draw:style-name="gr1" draw:layer="layout" svg:width="14.181cm" svg:height="9.575cm" svg:x="3.704cm" svg:y="2.794cm" draw:page-number="17" presentation:class="page"/>
          <draw:frame presentation:style-name="pr6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0">
        <draw:frame presentation:style-name="pr4" draw:text-style-name="P1" draw:layer="layout" svg:width="23.91cm" svg:height="3.507cm" svg:x="2.057cm" svg:y="1.743cm" presentation:class="title">
          <draw:text-box>
            <text:p text:style-name="P1">Possible improvements</text:p>
          </draw:text-box>
        </draw:frame>
        <draw:frame presentation:style-name="pr19" draw:text-style-name="P34" draw:layer="layout" svg:width="23.91cm" svg:height="14.498cm" svg:x="2.057cm" svg:y="5.609cm" presentation:class="subtitle" presentation:user-transformed="true">
          <draw:text-box>
            <text:list text:style-name="L8">
              <text:list-item>
                <text:p text:style-name="P32"><text:s/>Disallowing all control flow is a bit harsh, since in some cases it can be allowed.</text:p>
              </text:list-item>
            </text:list>
            <text:p text:style-name="P33"><text:span text:style-name="T5"/></text:p>
            <text:list text:continue-numbering="true" text:style-name="L8">
              <text:list-item>
                <text:p text:style-name="P32"><text:s/>Handling the changing of more than one variable in the extracted fragment could be supported.</text:p>
              </text:list-item>
            </text:list>
            <text:p text:style-name="P4"/>
            <text:list text:continue-numbering="true" text:style-name="L8">
              <text:list-item>
                <text:p text:style-name="P32"><text:s/>... and certainly there might be some other details/cases we may have missed.</text:p>
              </text:list-item>
            </text:list>
          </draw:text-box>
        </draw:frame>
        <presentation:notes draw:style-name="dp2">
          <draw:page-thumbnail draw:style-name="gr1" draw:layer="layout" svg:width="14.181cm" svg:height="9.575cm" svg:x="3.704cm" svg:y="2.794cm" draw:page-number="18" presentation:class="page"/>
          <draw:frame presentation:style-name="pr6" draw:text-style-name="P1" draw:layer="layout" svg:width="15.021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zxx" style:country-asian="none" style:font-family-complex="'Luxi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formatted_20_Text" style:display-name="Preformatted Text" style:family="graphic">
      <style:paragraph-properties style:text-autospace="none"/>
      <style:text-properties fo:font-family="'Luxi Mono'" style:font-family-generic="modern" style:font-pitch="fixed" fo:font-size="17.7000007629395pt" fo:language="zxx" fo:country="none" style:font-family-asian="'Luxi Mono'" style:font-family-generic-asian="modern" style:font-pitch-asian="fixed" style:font-size-asian="17.7000007629395pt" style:language-asian="zxx" style:country-asian="none" style:font-family-complex="'Luxi Mono'" style:font-family-generic-complex="modern" style:font-pitch-complex="fixed" style:font-size-complex="17.7000007629395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5cm" svg:y="5.26cm">
        <text:p/>
      </draw:rect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draw:frame presentation:style-name="lyt-cool-title" draw:layer="backgroundobjects" svg:width="23.91cm" svg:height="3.506cm" svg:x="2.057cm" svg:y="1.743cm" presentation:class="title" presentation:placeholder="true">
        <draw:text-box/>
      </draw:frame>
      <draw:frame presentation:style-name="lyt-cool-outline1" draw:layer="backgroundobjects" svg:width="23.91cm" svg:height="13.229cm" svg:x="2.057cm" svg:y="5.838cm" presentation:class="outline" presentation:placeholder="true">
        <draw:text-box/>
      </draw:frame>
      <presentation:notes style:page-layout-name="PM0">
        <draw:page-thumbnail presentation:style-name="lyt-cool-title" draw:layer="backgroundobjects" svg:width="14.181cm" svg:height="9.575cm" svg:x="3.704cm" svg:y="2.794cm" presentation:class="page"/>
        <draw:frame presentation:style-name="lyt-cool-notes" draw:layer="backgroundobjects" svg:width="15.021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Win32 OpenOffice.org_project/330m20$Build-9567</meta:generator>
    <meta:creation-date>2005-04-12T14:30:01</meta:creation-date>
    <dc:date>2005-04-13T23:27:36</dc:date>
    <dc:language>en-US</dc:language>
    <meta:editing-cycles>24</meta:editing-cycles>
    <meta:editing-duration>PT8H27M48S</meta:editing-duration>
    <meta:document-statistic meta:object-count="108"/>
    <meta:user-defined meta:name="Info 1"/>
    <meta:user-defined meta:name="Info 2"/>
    <meta:user-defined meta:name="Info 3"/>
    <meta:user-defined meta:name="Info 4"/>
  </office:meta>
</office:document-meta>
</file>